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Arial3"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pr1" style:family="presentation" style:parent-style-name="Predeterminado-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 style:family="presentation" style:parent-style-name="Predeterminado-outline1">
      <style:graphic-properties draw:stroke="none" draw:fill="none" draw:fill-color="#ffffff" draw:textarea-horizontal-align="justify" draw:textarea-vertical-align="top" draw:auto-grow-height="false" draw:auto-grow-width="false" draw:fit-to-size="shrink-to-fit" style:shrink-to-fit="true" fo:min-height="12.313cm" fo:min-width="0cm" fo:padding-top="0.13cm" fo:padding-bottom="0.13cm" fo:padding-left="0.25cm" fo:padding-right="0.25cm" fo:wrap-option="wrap" draw:shadow-color="#808080"/>
    </style:style>
    <style:style style:name="co1" style:family="table-column">
      <style:table-column-properties style:column-width="4.251cm" style:use-optimal-column-width="false"/>
    </style:style>
    <style:style style:name="co2" style:family="table-column">
      <style:table-column-properties style:column-width="4.249cm" style:use-optimal-column-width="false"/>
    </style:style>
    <style:style style:name="ro1" style:family="table-row">
      <style:table-row-properties style:row-height="1.867cm"/>
    </style:style>
    <style:style style:name="ro2" style:family="table-row">
      <style:table-row-properties style:row-height="1.07cm"/>
    </style:style>
    <style:style style:name="ro3" style:family="table-row">
      <style:table-row-properties style:row-height="1.072cm"/>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11cm" fo:margin-bottom="0cm" fo:line-height="80%" fo:text-indent="0cm" style:punctuation-wrap="hanging" style:line-break="strict"/>
    </style:style>
    <style:style style:name="P4" style:family="paragraph">
      <style:paragraph-properties fo:margin-left="0.948cm" fo:margin-right="0cm" fo:margin-top="0.211cm" fo:margin-bottom="0cm" fo:line-height="80%" fo:text-indent="-0.944cm" style:punctuation-wrap="hanging" style:line-break="strict"/>
    </style:style>
    <style:style style:name="P5" style:family="paragraph">
      <style:paragraph-properties fo:margin-left="0cm" fo:margin-right="0cm" fo:margin-top="0.246cm" fo:margin-bottom="0cm" fo:line-height="80%" fo:text-indent="0cm" style:punctuation-wrap="hanging" style:line-break="strict"/>
    </style:style>
    <style:style style:name="P6" style:family="paragraph">
      <style:paragraph-properties fo:margin-left="0.948cm" fo:margin-right="0cm" fo:margin-top="0.246cm" fo:margin-bottom="0cm" fo:line-height="80%" fo:text-indent="-0.944cm" style:punctuation-wrap="hanging" style:line-break="strict"/>
    </style:style>
    <style:style style:name="P7" style:family="paragraph">
      <style:paragraph-properties fo:margin-left="0cm" fo:margin-right="0cm" fo:margin-top="0.282cm" fo:margin-bottom="0cm" fo:text-indent="0cm" style:punctuation-wrap="hanging" style:line-break="strict"/>
    </style:style>
    <style:style style:name="P8" style:family="paragraph">
      <style:paragraph-properties fo:margin-left="0cm" fo:margin-right="0cm" fo:margin-top="0.246cm" fo:margin-bottom="0cm" fo:text-indent="0cm" style:punctuation-wrap="hanging" style:line-break="strict"/>
    </style:style>
    <style:style style:name="P9" style:family="paragraph">
      <style:paragraph-properties fo:margin-left="0.948cm" fo:margin-right="0cm" fo:margin-top="0.282cm" fo:margin-bottom="0cm" fo:text-indent="-0.944cm" style:punctuation-wrap="hanging" style:line-break="strict"/>
    </style:style>
    <style:style style:name="P10" style:family="paragraph">
      <style:paragraph-properties fo:margin-left="0cm" fo:margin-right="0cm" fo:margin-top="0.246cm" fo:margin-bottom="0cm" fo:line-height="90%" fo:text-indent="0cm" style:punctuation-wrap="hanging" style:line-break="strict"/>
    </style:style>
    <style:style style:name="P11" style:family="paragraph">
      <style:paragraph-properties fo:margin-left="0cm" fo:margin-right="0cm" fo:margin-top="0.211cm" fo:margin-bottom="0cm" fo:line-height="90%" fo:text-indent="0cm" style:punctuation-wrap="hanging" style:line-break="strict"/>
    </style:style>
    <style:style style:name="P12" style:family="paragraph">
      <style:paragraph-properties fo:margin-left="0.948cm" fo:margin-right="0cm" fo:margin-top="0.246cm" fo:margin-bottom="0cm" fo:line-height="90%" fo:text-indent="-0.944cm" style:punctuation-wrap="hanging" style:line-break="strict"/>
    </style:style>
    <style:style style:name="P13" style:family="paragraph">
      <style:paragraph-properties fo:text-align="center"/>
    </style:style>
    <style:style style:name="P14" style:family="paragraph">
      <style:paragraph-properties fo:margin-left="0cm" fo:margin-right="0cm" fo:margin-top="0.211cm" fo:margin-bottom="0cm" fo:text-align="start" fo:text-indent="0cm" style:punctuation-wrap="hanging" style:line-break="strict">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1.784cm"/>
          <style:tab-stop style:position="23.031cm"/>
          <style:tab-stop style:position="24.279cm"/>
          <style:tab-stop style:position="25.527cm"/>
          <style:tab-stop style:position="26.775cm"/>
        </style:tab-stops>
      </style:paragraph-properties>
    </style:style>
    <style:style style:name="P15" style:family="paragraph">
      <style:paragraph-properties fo:margin-left="0cm" fo:margin-right="0cm" fo:margin-top="0.246cm" fo:margin-bottom="0cm" fo:text-align="start" fo:text-indent="0cm" style:punctuation-wrap="hanging" style:line-break="strict"/>
    </style:style>
    <style:style style:name="P16" style:family="paragraph">
      <style:paragraph-properties fo:margin-left="0cm" fo:margin-right="0cm" fo:margin-top="0.211cm" fo:margin-bottom="0cm" fo:text-align="start" fo:text-indent="0cm" style:punctuation-wrap="hanging" style:line-break="strict"/>
    </style:style>
    <style:style style:name="P17" style:family="paragraph">
      <style:paragraph-properties fo:margin-left="3.175cm" fo:margin-right="0cm" fo:margin-top="0.211cm" fo:margin-bottom="0cm" fo:text-align="start" fo:text-indent="-0.631cm" style:punctuation-wrap="hanging" style:line-break="strict"/>
    </style:style>
    <style:style style:name="P18" style:family="paragraph">
      <style:paragraph-properties fo:margin-left="0.948cm" fo:margin-right="0cm" fo:margin-top="0.282cm" fo:margin-bottom="0cm" fo:text-align="start" fo:text-indent="-0.944cm" style:punctuation-wrap="hanging" style:line-break="strict"/>
    </style:style>
    <style:style style:name="P19" style:family="paragraph">
      <style:paragraph-properties fo:margin-left="0cm" fo:margin-right="0cm" fo:margin-top="0.211cm" fo:margin-bottom="0cm" fo:text-indent="0cm" style:punctuation-wrap="hanging" style:line-break="strict"/>
    </style:style>
    <style:style style:name="P20" style:family="paragraph">
      <style:paragraph-properties fo:margin-left="0.948cm" fo:margin-right="0cm" fo:margin-top="0.211cm" fo:margin-bottom="0cm" fo:text-indent="-0.944cm" style:punctuation-wrap="hanging" style:line-break="strict"/>
    </style:style>
    <style:style style:name="P21" style:family="paragraph">
      <style:paragraph-properties fo:margin-left="0cm" fo:margin-right="0cm" fo:margin-top="0.396cm" fo:margin-bottom="0cm" fo:text-align="end" fo:text-indent="0cm" style:punctuation-wrap="hanging" style:line-break="strict"/>
    </style:style>
    <style:style style:name="P22" style:family="paragraph">
      <loext:graphic-properties draw:fill="none" draw:fill-color="#ffffff"/>
      <style:paragraph-properties fo:margin-left="0cm" fo:margin-right="0cm" fo:margin-top="0.396cm" fo:margin-bottom="0cm" fo:text-align="end" fo:text-indent="0cm" style:punctuation-wrap="hanging" style:line-break="strict" style:writing-mode="lr-tb" style:font-independent-line-spacing="true"/>
    </style:style>
    <style:style style:name="P23" style:family="paragraph">
      <style:paragraph-properties fo:margin-left="0cm" fo:margin-right="0cm" fo:margin-top="0.176cm" fo:margin-bottom="0cm" fo:line-height="90%" fo:text-indent="0cm" style:punctuation-wrap="hanging" style:line-break="strict"/>
    </style:style>
    <style:style style:name="P24" style:family="paragraph">
      <style:paragraph-properties fo:margin-left="0cm" fo:margin-right="0cm" fo:margin-top="0.158cm" fo:margin-bottom="0cm" fo:line-height="90%" fo:text-indent="0cm" style:punctuation-wrap="hanging" style:line-break="strict"/>
    </style:style>
    <style:style style:name="P25" style:family="paragraph">
      <style:paragraph-properties fo:margin-left="0cm" fo:margin-right="0cm" fo:margin-top="0.282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1.784cm"/>
          <style:tab-stop style:position="23.031cm"/>
          <style:tab-stop style:position="24.279cm"/>
          <style:tab-stop style:position="25.527cm"/>
          <style:tab-stop style:position="26.775cm"/>
        </style:tab-stops>
      </style:paragraph-properties>
    </style:style>
    <style:style style:name="P27" style:family="paragraph">
      <style:paragraph-properties fo:margin-left="0cm" fo:margin-right="0cm" fo:margin-top="0.246cm" fo:margin-bottom="0cm" fo:line-height="90%" fo:text-align="start" fo:text-indent="0cm" style:punctuation-wrap="hanging" style:line-break="strict"/>
    </style:style>
    <style:style style:name="P28" style:family="paragraph">
      <style:paragraph-properties fo:margin-left="2.059cm" fo:margin-right="0cm" fo:margin-top="0.246cm" fo:margin-bottom="0cm" fo:line-height="90%" fo:text-align="start" fo:text-indent="-0.785cm" style:punctuation-wrap="hanging" style:line-break="strict"/>
    </style:style>
    <style:style style:name="P29" style:family="paragraph">
      <style:paragraph-properties fo:margin-left="0cm" fo:margin-right="0cm" fo:margin-top="0.211cm" fo:margin-bottom="0cm" fo:line-height="80%" fo:text-align="start" fo:text-indent="0cm" style:punctuation-wrap="hanging" style:line-break="strict">
        <style:tab-stops>
          <style:tab-stop style:position="0.427cm"/>
          <style:tab-stop style:position="1.675cm"/>
          <style:tab-stop style:position="2.923cm"/>
          <style:tab-stop style:position="4.171cm"/>
          <style:tab-stop style:position="5.419cm"/>
          <style:tab-stop style:position="6.667cm"/>
          <style:tab-stop style:position="7.915cm"/>
          <style:tab-stop style:position="9.163cm"/>
          <style:tab-stop style:position="10.411cm"/>
          <style:tab-stop style:position="11.659cm"/>
          <style:tab-stop style:position="12.907cm"/>
          <style:tab-stop style:position="14.155cm"/>
          <style:tab-stop style:position="15.403cm"/>
          <style:tab-stop style:position="16.651cm"/>
          <style:tab-stop style:position="17.899cm"/>
          <style:tab-stop style:position="19.147cm"/>
          <style:tab-stop style:position="20.394cm"/>
          <style:tab-stop style:position="21.642cm"/>
          <style:tab-stop style:position="22.89cm"/>
          <style:tab-stop style:position="22.904cm"/>
          <style:tab-stop style:position="24.152cm"/>
          <style:tab-stop style:position="25.4cm"/>
          <style:tab-stop style:position="26.647cm"/>
          <style:tab-stop style:position="27.895cm"/>
        </style:tab-stops>
      </style:paragraph-properties>
    </style:style>
    <style:style style:name="P30" style:family="paragraph">
      <style:paragraph-properties fo:margin-left="0cm" fo:margin-right="0cm" fo:margin-top="0.211cm" fo:margin-bottom="0cm" fo:line-height="80%" fo:text-align="start" fo:text-indent="0cm" style:punctuation-wrap="hanging" style:line-break="strict"/>
    </style:style>
    <style:style style:name="P31" style:family="paragraph">
      <style:paragraph-properties fo:margin-left="2.059cm" fo:margin-right="0cm" fo:margin-top="0.211cm" fo:margin-bottom="0cm" fo:line-height="80%" fo:text-align="start" fo:text-indent="-0.785cm" style:punctuation-wrap="hanging" style:line-break="strict"/>
    </style:style>
    <style:style style:name="P32" style:family="paragraph">
      <style:paragraph-properties fo:margin-left="0cm" fo:margin-right="0cm" fo:margin-top="0.176cm" fo:margin-bottom="0cm" fo:text-align="start" fo:text-indent="0cm" style:punctuation-wrap="hanging" style:line-break="strict">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1.784cm"/>
          <style:tab-stop style:position="23.031cm"/>
          <style:tab-stop style:position="24.279cm"/>
          <style:tab-stop style:position="25.527cm"/>
          <style:tab-stop style:position="26.775cm"/>
        </style:tab-stops>
      </style:paragraph-properties>
    </style:style>
    <style:style style:name="P33" style:family="paragraph">
      <style:paragraph-properties fo:margin-left="0cm" fo:margin-right="0cm" fo:margin-top="0.158cm" fo:margin-bottom="0cm" fo:line-height="80%" fo:text-indent="0cm" style:punctuation-wrap="hanging" style:line-break="strict"/>
    </style:style>
    <style:style style:name="P34" style:family="paragraph">
      <style:paragraph-properties fo:margin-left="0cm" fo:margin-right="0cm" fo:margin-top="0.158cm" fo:margin-bottom="0cm" fo:line-height="80%" fo:text-align="start" fo:text-indent="0cm" style:punctuation-wrap="hanging" style:line-break="strict">
        <style:tab-stops>
          <style:tab-stop style:position="0.427cm"/>
          <style:tab-stop style:position="1.675cm"/>
          <style:tab-stop style:position="2.923cm"/>
          <style:tab-stop style:position="4.171cm"/>
          <style:tab-stop style:position="5.419cm"/>
          <style:tab-stop style:position="6.667cm"/>
          <style:tab-stop style:position="7.915cm"/>
          <style:tab-stop style:position="9.163cm"/>
          <style:tab-stop style:position="10.411cm"/>
          <style:tab-stop style:position="11.659cm"/>
          <style:tab-stop style:position="12.907cm"/>
          <style:tab-stop style:position="14.155cm"/>
          <style:tab-stop style:position="15.403cm"/>
          <style:tab-stop style:position="16.651cm"/>
          <style:tab-stop style:position="17.899cm"/>
          <style:tab-stop style:position="19.147cm"/>
          <style:tab-stop style:position="20.394cm"/>
          <style:tab-stop style:position="21.642cm"/>
          <style:tab-stop style:position="22.89cm"/>
          <style:tab-stop style:position="22.904cm"/>
          <style:tab-stop style:position="24.152cm"/>
          <style:tab-stop style:position="25.4cm"/>
          <style:tab-stop style:position="26.647cm"/>
          <style:tab-stop style:position="27.895cm"/>
        </style:tab-stops>
      </style:paragraph-properties>
    </style:style>
    <style:style style:name="P35" style:family="paragraph">
      <style:paragraph-properties fo:margin-left="0cm" fo:margin-right="0cm" fo:margin-top="0.158cm" fo:margin-bottom="0cm" fo:line-height="80%" fo:text-align="start" fo:text-indent="0cm" style:punctuation-wrap="hanging" style:line-break="strict"/>
    </style:style>
    <style:style style:name="P36" style:family="paragraph">
      <style:paragraph-properties fo:margin-left="2.059cm" fo:margin-right="0cm" fo:margin-top="0.158cm" fo:margin-bottom="0cm" fo:line-height="80%" fo:text-align="start" fo:text-indent="-0.785cm" style:punctuation-wrap="hanging" style:line-break="strict"/>
    </style:style>
    <style:style style:name="P37" style:family="paragraph">
      <style:paragraph-properties fo:margin-left="0cm" fo:margin-right="0cm" fo:margin-top="0.352cm" fo:margin-bottom="0cm" fo:line-height="90%" fo:text-indent="0cm" style:punctuation-wrap="hanging" style:line-break="strict"/>
    </style:style>
    <style:style style:name="P38" style:family="paragraph">
      <style:paragraph-properties fo:margin-left="0cm" fo:margin-right="0cm" fo:margin-top="0.317cm" fo:margin-bottom="0cm" fo:line-height="90%" fo:text-indent="0cm" style:punctuation-wrap="hanging" style:line-break="strict"/>
    </style:style>
    <style:style style:name="P39" style:family="paragraph">
      <style:paragraph-properties fo:margin-left="3.175cm" fo:margin-right="0cm" fo:margin-top="0.211cm" fo:margin-bottom="0cm" fo:line-height="90%" fo:text-indent="-0.631cm" style:punctuation-wrap="hanging" style:line-break="strict"/>
    </style:style>
    <style:style style:name="P40" style:family="paragraph">
      <style:paragraph-properties fo:margin-left="0cm" fo:margin-right="0cm" fo:margin-top="0.141cm" fo:margin-bottom="0cm" fo:line-height="80%" fo:text-indent="0cm" style:punctuation-wrap="hanging" style:line-break="strict"/>
    </style:style>
    <style:style style:name="P41" style:family="paragraph">
      <style:paragraph-properties fo:margin-left="0cm" fo:margin-right="0cm" fo:margin-top="0.141cm" fo:margin-bottom="0cm" fo:line-height="80%" fo:text-align="start" fo:text-indent="0cm" style:punctuation-wrap="hanging" style:line-break="strict">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1.784cm"/>
          <style:tab-stop style:position="23.031cm"/>
          <style:tab-stop style:position="24.279cm"/>
          <style:tab-stop style:position="25.527cm"/>
          <style:tab-stop style:position="26.775cm"/>
        </style:tab-stops>
      </style:paragraph-properties>
    </style:style>
    <style:style style:name="P42" style:family="paragraph">
      <style:paragraph-properties fo:margin-left="0cm" fo:margin-right="0cm" fo:margin-top="0.176cm" fo:margin-bottom="0cm" fo:line-height="80%" fo:text-align="start" fo:text-indent="0cm" style:punctuation-wrap="hanging" style:line-break="strict"/>
    </style:style>
    <style:style style:name="P43" style:family="paragraph">
      <style:paragraph-properties fo:margin-left="0cm" fo:margin-right="0cm" fo:margin-top="0.352cm" fo:margin-bottom="0cm" fo:text-indent="0cm" style:punctuation-wrap="hanging" style:line-break="strict"/>
    </style:style>
    <style:style style:name="P44" style:family="paragraph">
      <style:paragraph-properties fo:margin-left="0cm" fo:margin-right="0cm" fo:margin-top="0.317cm" fo:margin-bottom="0cm" fo:text-indent="0cm" style:punctuation-wrap="hanging" style:line-break="strict"/>
    </style:style>
    <style:style style:name="P45" style:family="paragraph">
      <style:paragraph-properties fo:margin-left="0cm" fo:margin-right="0cm" fo:margin-top="0.317cm" fo:margin-bottom="0cm" fo:line-height="80%" fo:text-indent="0cm" style:punctuation-wrap="hanging" style:line-break="strict"/>
    </style:style>
    <style:style style:name="P46" style:family="paragraph">
      <style:paragraph-properties fo:margin-left="0cm" fo:margin-right="0cm" fo:margin-top="0.282cm" fo:margin-bottom="0cm" fo:line-height="80%" fo:text-indent="0cm" style:punctuation-wrap="hanging" style:line-break="strict"/>
    </style:style>
    <style:style style:name="P47" style:family="paragraph">
      <style:paragraph-properties fo:margin-left="0cm" fo:margin-right="0cm" fo:margin-top="0.176cm" fo:margin-bottom="0cm" fo:line-height="80%" fo:text-indent="0cm" style:punctuation-wrap="hanging" style:line-break="strict"/>
    </style:style>
    <style:style style:name="P48" style:family="paragraph">
      <style:paragraph-properties fo:margin-left="0cm" fo:margin-right="0cm" fo:margin-top="0.176cm" fo:margin-bottom="0cm" fo:line-height="80%" fo:text-align="start" fo:text-indent="0cm" style:punctuation-wrap="hanging" style:line-break="strict">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1.784cm"/>
          <style:tab-stop style:position="23.031cm"/>
          <style:tab-stop style:position="24.279cm"/>
          <style:tab-stop style:position="25.527cm"/>
          <style:tab-stop style:position="26.775cm"/>
        </style:tab-stops>
      </style:paragraph-properties>
    </style:style>
    <style:style style:name="P49" style:family="paragraph">
      <style:paragraph-properties fo:margin-left="3.175cm" fo:margin-right="0cm" fo:margin-top="0.176cm" fo:margin-bottom="0cm" fo:line-height="80%" fo:text-align="start" fo:text-indent="-0.631cm" style:punctuation-wrap="hanging" style:line-break="strict"/>
    </style:style>
    <style:style style:name="P50" style:family="paragraph">
      <style:paragraph-properties fo:margin-left="4.445cm" fo:margin-right="0cm" fo:margin-top="0.176cm" fo:margin-bottom="0cm" fo:line-height="80%" fo:text-align="start" fo:text-indent="-0.631cm" style:punctuation-wrap="hanging" style:line-break="strict"/>
    </style:style>
    <style:style style:name="P51" style:family="paragraph">
      <style:paragraph-properties fo:margin-left="2.059cm" fo:margin-right="0cm" fo:margin-top="0.246cm" fo:margin-bottom="0cm" fo:text-indent="-0.785cm" style:punctuation-wrap="hanging" style:line-break="strict"/>
    </style:style>
    <style:style style:name="P52" style:family="paragraph">
      <style:paragraph-properties fo:margin-left="4.445cm" fo:margin-right="0cm" fo:margin-top="0.176cm" fo:margin-bottom="0cm" fo:text-indent="-0.631cm" style:punctuation-wrap="hanging" style:line-break="strict"/>
    </style:style>
    <style:style style:name="P53" style:family="paragraph">
      <style:paragraph-properties fo:margin-left="0cm" fo:margin-right="0cm" fo:margin-top="0.176cm" fo:margin-bottom="0cm" fo:text-indent="0cm" style:punctuation-wrap="hanging" style:line-break="strict"/>
    </style:style>
    <style:style style:name="T1" style:family="text">
      <style:text-properties fo:language="es" fo:country="ES" style:language-asian="es" style:country-asian="ES" style:language-complex="es" style:country-complex="ES"/>
    </style:style>
    <style:style style:name="T2" style:family="text">
      <style:text-properties fo:font-size="24pt" fo:language="es" fo:country="ES" style:font-size-asian="24pt" style:language-asian="es" style:country-asian="ES" style:font-size-complex="24pt" style:language-complex="es" style:country-complex="ES"/>
    </style:style>
    <style:style style:name="T3" style:family="text">
      <style:text-properties fo:font-size="24pt" fo:language="es" fo:country="ES" fo:font-weight="bold" style:font-size-asian="24pt" style:language-asian="es" style:country-asian="ES" style:font-weight-asian="bold" style:font-size-complex="24pt" style:language-complex="es" style:country-complex="ES" style:font-weight-complex="bold"/>
    </style:style>
    <style:style style:name="T4" style:family="text">
      <style:text-properties fo:font-size="28pt" fo:language="es" fo:country="ES" style:font-size-asian="28pt" style:language-asian="es" style:country-asian="ES" style:font-size-complex="28pt" style:language-complex="es" style:country-complex="ES"/>
    </style:style>
    <style:style style:name="T5" style:family="text">
      <style:text-properties fo:font-size="28pt" fo:language="es" fo:country="ES" fo:font-weight="bold" style:font-size-asian="28pt" style:language-asian="es" style:country-asian="ES" style:font-weight-asian="bold" style:font-size-complex="28pt" style:language-complex="es" style:country-complex="ES" style:font-weight-complex="bold"/>
    </style:style>
    <style:style style:name="T6" style:family="text">
      <style:text-properties fo:language="es" fo:country="ES" fo:font-weight="bold" style:language-asian="es" style:country-asian="ES" style:font-weight-asian="bold" style:language-complex="es" style:country-complex="ES" style:font-weight-complex="bold"/>
    </style:style>
    <style:style style:name="T7" style:family="text">
      <style:text-properties fo:color="#000000" fo:font-size="18pt" style:font-size-asian="20pt" style:font-size-complex="20pt"/>
    </style:style>
    <style:style style:name="T8" style:family="text">
      <style:text-properties fo:color="#000000" fo:font-size="18pt" style:font-size-asian="24pt" style:font-size-complex="24pt"/>
    </style:style>
    <style:style style:name="T9" style:family="text">
      <style:text-properties fo:font-size="20pt" fo:language="es" fo:country="ES" style:font-size-asian="20pt" style:language-asian="es" style:country-asian="ES" style:font-size-complex="20pt" style:language-complex="es" style:country-complex="ES"/>
    </style:style>
    <style:style style:name="T10" style:family="text">
      <style:text-properties fo:font-size="18pt" fo:language="es" fo:country="ES" fo:font-weight="bold" style:font-size-asian="18pt" style:language-asian="es" style:country-asian="ES" style:font-weight-asian="bold" style:font-size-complex="18pt" style:language-complex="es" style:country-complex="ES" style:font-weight-complex="bold"/>
    </style:style>
    <style:style style:name="T11" style:family="text">
      <style:text-properties fo:font-size="18pt" fo:language="es" fo:country="ES" style:font-size-asian="18pt" style:language-asian="es" style:country-asian="ES" style:font-size-complex="18pt" style:language-complex="es" style:country-complex="ES"/>
    </style:style>
    <style:style style:name="T12" style:family="text">
      <style:text-properties fo:font-size="20pt" fo:language="es" fo:country="ES" fo:font-weight="bold" style:font-size-asian="20pt" style:language-asian="es" style:country-asian="ES" style:font-weight-asian="bold" style:font-size-complex="20pt" style:language-complex="es" style:country-complex="ES" style:font-weight-complex="bold"/>
    </style:style>
    <style:style style:name="T13" style:family="text">
      <style:text-properties fo:language="es" fo:country="ES" fo:font-style="italic" fo:font-weight="bold" style:language-asian="es" style:country-asian="ES" style:font-style-asian="italic" style:font-weight-asian="bold" style:language-complex="es" style:country-complex="ES" style:font-style-complex="italic" style:font-weight-complex="bold"/>
    </style:style>
    <style:style style:name="T14" style:family="text">
      <style:text-properties fo:language="es" fo:country="ES" fo:font-style="italic" style:language-asian="es" style:country-asian="ES" style:font-style-asian="italic" style:language-complex="es" style:country-complex="ES" style:font-style-complex="italic"/>
    </style:style>
    <style:style style:name="T15" style:family="text">
      <style:text-properties fo:color="#ff0000" fo:font-size="18pt" fo:language="es" fo:country="ES" fo:font-weight="bold" style:font-size-asian="18pt" style:language-asian="es" style:country-asian="ES" style:font-weight-asian="bold" style:font-size-complex="18pt" style:language-complex="es" style:country-complex="ES" style:font-weight-complex="bold"/>
    </style:style>
    <style:style style:name="T16" style:family="text">
      <style:text-properties fo:font-size="40pt" fo:language="es" fo:country="ES" style:font-size-asian="40pt" style:language-asian="es" style:country-asian="ES" style:font-size-complex="40pt" style:language-complex="es" style:country-complex="ES"/>
    </style:style>
    <style:style style:name="T17" style:family="text">
      <style:text-properties fo:font-size="36pt" fo:language="es" fo:country="ES" style:font-size-asian="36pt" style:language-asian="es" style:country-asian="ES" style:font-size-complex="36pt" style:language-complex="es" style:country-complex="ES"/>
    </style:style>
    <style:style style:name="T18" style:family="text">
      <style:text-properties fo:font-size="16pt" fo:language="es" fo:country="ES" style:font-size-asian="16pt" style:language-asian="es" style:country-asian="ES" style:font-size-complex="16pt" style:language-complex="es" style:country-complex="ES"/>
    </style:style>
    <style:style style:name="T19" style:family="text">
      <style:text-properties fo:font-size="16pt" fo:language="es" fo:country="ES" fo:font-weight="bold" style:font-size-asian="16pt" style:language-asian="es" style:country-asian="ES" style:font-weight-asian="bold" style:font-size-complex="16pt" style:language-complex="es" style:country-complex="ES" style:font-weight-complex="bold"/>
    </style:style>
    <style:style style:name="T20" style:family="text">
      <style:text-properties fo:font-size="32pt" fo:language="es" fo:country="ES" style:font-size-asian="32pt" style:language-asian="es" style:country-asian="ES" style:font-size-complex="32pt" style:language-complex="es" style:country-complex="ES"/>
    </style:style>
    <style:style style:name="T21" style:family="text">
      <style:text-properties fo:font-size="20pt" fo:language="es" fo:country="ES" fo:font-weight="bold" style:font-size-asian="28pt" style:language-asian="es" style:country-asian="ES" style:font-weight-asian="bold" style:font-size-complex="28pt" style:language-complex="es" style:country-complex="ES" style:font-weight-complex="bold"/>
    </style:style>
    <style:style style:name="T22" style:family="text">
      <style:text-properties fo:font-size="20pt" fo:language="es" fo:country="ES" style:font-size-asian="28pt" style:language-asian="es" style:country-asian="ES" style:font-size-complex="28pt" style:language-complex="es" style:country-complex="ES"/>
    </style:style>
    <style:style style:name="T23" style:family="text">
      <style:text-properties fo:font-size="20pt" fo:language="en" fo:country="US" style:font-size-asian="20pt" style:language-asian="en" style:country-asian="US" style:font-size-complex="20pt" style:language-complex="en" style:country-complex="US"/>
    </style:style>
    <style:style style:name="T24" style:family="text">
      <style:text-properties fo:font-size="20pt" fo:language="en" fo:country="US" fo:font-weight="bold" style:font-size-asian="20pt" style:language-asian="en" style:country-asian="US" style:font-weight-asian="bold" style:font-size-complex="20pt" style:language-complex="en" style:country-complex="US" style:font-weight-complex="bold"/>
    </style:style>
    <style:style style:name="T25" style:family="text">
      <style:text-properties fo:font-size="18pt" fo:language="en" fo:country="US" style:font-size-asian="18pt" style:language-asian="en" style:country-asian="US" style:font-size-complex="18pt" style:language-complex="en" style:country-complex="US"/>
    </style:style>
    <style:style style:name="T26" style:family="text">
      <style:text-properties fo:language="en" fo:country="US" style:language-asian="en" style:country-asian="US" style:language-complex="en" style:country-complex="US"/>
    </style:style>
    <style:style style:name="T27" style:family="text">
      <style:text-properties fo:font-size="20pt" fo:language="nl" fo:country="NL" style:font-size-asian="20pt" style:language-asian="nl" style:country-asian="NL" style:font-size-complex="20pt" style:language-complex="nl" style:country-complex="NL"/>
    </style:style>
    <style:style style:name="T28" style:family="text">
      <style:text-properties fo:font-size="24pt" fo:language="en" fo:country="US" style:font-size-asian="24pt" style:language-asian="en" style:country-asian="US" style:font-size-complex="24pt" style:language-complex="en" style:country-complex="US"/>
    </style:style>
    <style:style style:name="T29"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84cm"/>
        <style:text-properties style:font-name="Arial1"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3"><text:span text:style-name="T2">Todo usuario tiene un </text:span><text:span text:style-name="T3">UID</text:span><text:span text:style-name="T2"> (User IDentification) que es único.</text:span></text:p>
              </text:list-item>
              <text:list-item>
                <text:p text:style-name="P3"><text:span text:style-name="T2">Dentro de </text:span><text:span text:style-name="T3">/etc/passwd</text:span><text:span text:style-name="T2"> están definidos los usuarios.</text:span></text:p>
              </text:list-item>
              <text:list-item>
                <text:p text:style-name="P3"><text:span text:style-name="T2">Todo usuario pertenece a un grupo </text:span><text:span text:style-name="T3">GID</text:span><text:span text:style-name="T2"> (Group IDentification) que también es único.</text:span></text:p>
              </text:list-item>
              <text:list-item>
                <text:p text:style-name="P3"><text:span text:style-name="T2">Dentro de </text:span><text:span text:style-name="T3">/etc/group</text:span><text:span text:style-name="T2"> están definidos los grupos.</text:span></text:p>
              </text:list-item>
              <text:list-item>
                <text:p text:style-name="P3"><text:span text:style-name="T2">Comando </text:span><text:span text:style-name="T3">id</text:span><text:span text:style-name="T2"> usuario, permite visualizar información de UID y GID así como los grupos a los que pertenece el usuario.</text:span></text:p>
              </text:list-item>
              <text:list-item>
                <text:p text:style-name="P3"><text:span text:style-name="T2">El sistema trabaja internamente con UID y con GID y no con los nombres.</text:span></text:p>
              </text:list-item>
              <text:list-item>
                <text:p text:style-name="P3"><text:span text:style-name="T2">Se asocia un UID y GID a cada fichero, es decir a cada inodo, que define su propietario y su grupo con derechos</text:span></text:p>
              </text:list-item>
            </text:list>
            <text:list text:style-name="L3">
              <text:list-header>
                <text:p text:style-name="P4"><text:span text:style-name="T2"/></text:p>
                <text:p text:style-name="P4"><text:span text:style-name="T2"/></text:p>
              </text:list-header>
            </text:list>
          </draw:text-box>
        </draw:frame>
        <presentation:notes draw:style-name="dp2">
          <draw:page-thumbnail draw:style-name="gr1" draw:layer="layout" svg:width="7.144cm" svg:height="9.525cm" svg:x="5.953cm" svg:y="1.931cm" draw:page-number="1"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5"><text:span text:style-name="T4">Si el UID del usuario es el mismo que el UID del fichero quiere decir esto que el usuario es el propietario.</text:span></text:p>
              </text:list-item>
              <text:list-item>
                <text:p text:style-name="P5"><text:span text:style-name="T4">Si los UID son diferentes, se comprueba si el GID del usuario es el mismo que el GID del fichero, si es así, el usuario pertenece al grupo con privilegios del fichero.</text:span></text:p>
              </text:list-item>
              <text:list-item>
                <text:p text:style-name="P5"><text:span text:style-name="T4">Para el resto de los casos, ni es el propietario, ni es un miembro del grupo con privilegios, se trata del resto de la gente.</text:span></text:p>
              </text:list-item>
              <text:list-item>
                <text:p text:style-name="P5"><text:span text:style-name="T4">Comandos: </text:span><text:span text:style-name="T5">id</text:span><text:span text:style-name="T4"> usuario <text:s/></text:span><text:span text:style-name="T5">stat</text:span><text:span text:style-name="T4"> fichero</text:span></text:p>
              </text:list-item>
            </text:list>
            <text:list text:style-name="L3">
              <text:list-header>
                <text:p text:style-name="P6"><text:span text:style-name="T4"/></text:p>
              </text:list-header>
            </text:list>
          </draw:text-box>
        </draw:frame>
        <presentation:notes draw:style-name="dp2">
          <draw:page-thumbnail draw:style-name="gr1" draw:layer="layout" svg:width="7.144cm" svg:height="9.525cm" svg:x="5.953cm" svg:y="1.931cm" draw:page-number="2"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3"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7"><text:span text:style-name="T6">Ficheros</text:span><text:span text:style-name="T1">:</text:span></text:p>
              </text:list-item>
            </text:list>
            <text:list text:style-name="L4">
              <text:list-item>
                <text:list>
                  <text:list-item>
                    <text:p text:style-name="P8"><text:span text:style-name="T1"><text:s/></text:span><text:span text:style-name="T6">r</text:span><text:span text:style-name="T1">: se puede ver el contenido del fichero, cargarlo en memoria y copiar</text:span></text:p>
                  </text:list-item>
                  <text:list-item>
                    <text:p text:style-name="P8"><text:span text:style-name="T1"><text:s/></text:span><text:span text:style-name="T6">w</text:span><text:span text:style-name="T1">: se puede modificar el contenido del fichero, pero no se puede eliminar el fichero.</text:span></text:p>
                  </text:list-item>
                  <text:list-item>
                    <text:p text:style-name="P8"><text:span text:style-name="T1"><text:s/></text:span><text:span text:style-name="T6">x</text:span><text:span text:style-name="T1">: se puede ejecutar el fichero.</text:span></text:p>
                  </text:list-item>
                </text:list>
              </text:list-item>
            </text:list>
            <text:list text:style-name="L3">
              <text:list-header>
                <text:p text:style-name="P9"><text:span text:style-name="T1"/></text:p>
                <text:p text:style-name="P9"><text:span text:style-name="T1"/></text:p>
              </text:list-header>
            </text:list>
          </draw:text-box>
        </draw:frame>
        <presentation:notes draw:style-name="dp2">
          <draw:page-thumbnail draw:style-name="gr1" draw:layer="layout" svg:width="7.144cm" svg:height="9.525cm" svg:x="5.953cm" svg:y="1.931cm" draw:page-number="3"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4"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10"><text:span text:style-name="T5">Directorio</text:span><text:span text:style-name="T4">:</text:span></text:p>
              </text:list-item>
            </text:list>
            <text:list text:style-name="L4">
              <text:list-item>
                <text:list>
                  <text:list-item>
                    <text:p text:style-name="P11"><text:span text:style-name="T2"><text:s/></text:span><text:span text:style-name="T3">r</text:span><text:span text:style-name="T2">: se puede listar el contenido del directorio. Sin esta autorización el comando ls o find no podrán mostrar nada. Aún así si podremos acceder al fichero si conocemos su ruta.</text:span></text:p>
                  </text:list-item>
                  <text:list-item>
                    <text:p text:style-name="P11"><text:span text:style-name="T2"><text:s/></text:span><text:span text:style-name="T3">w</text:span><text:span text:style-name="T2">: se puede modificar los elementos del directorio (Catálogo), se puede crear, </text:span><text:span text:style-name="T3">suprimir</text:span><text:span text:style-name="T2"> y nombrar ficheros dentro del directorio. Este permiso es el que controla la posibilidad de borrar ficheros.</text:span></text:p>
                  </text:list-item>
                  <text:list-item>
                    <text:p text:style-name="P11"><text:span text:style-name="T2"><text:s/></text:span><text:span text:style-name="T3">x</text:span><text:span text:style-name="T2">: se puede acceder al directorio por cd y se puede listar, sin esta autorización es imposible acceder al directorio.</text:span></text:p>
                  </text:list-item>
                </text:list>
              </text:list-item>
            </text:list>
            <text:list text:style-name="L3">
              <text:list-header>
                <text:p text:style-name="P12"><text:span text:style-name="T4"/></text:p>
                <text:p text:style-name="P12"><text:span text:style-name="T4"/></text:p>
              </text:list-header>
            </text:list>
          </draw:text-box>
        </draw:frame>
        <presentation:notes draw:style-name="dp2">
          <draw:page-thumbnail draw:style-name="gr1" draw:layer="layout" svg:width="7.144cm" svg:height="9.525cm" svg:x="5.953cm" svg:y="1.931cm" draw:page-number="4"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5"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14cm" svg:y="4.4cm" presentation:class="outline" presentation:user-transformed="true">
          <draw:text-box>
            <text:list text:style-name="L2">
              <text:list-header>
                <text:p text:style-name="P7"><text:span text:style-name="T1"/></text:p>
              </text:list-header>
            </text:list>
            <text:list text:style-name="L4">
              <text:list-item>
                <text:list>
                  <text:list-header>
                    <text:p text:style-name="P8"><text:span text:style-name="T1"><text:s/></text:span></text:p>
                  </text:list-header>
                </text:list>
              </text:list-item>
            </text:list>
          </draw:text-box>
        </draw:frame>
        <draw:frame draw:style-name="standard" draw:layer="layout" svg:width="16.999cm" svg:height="8.015cm" svg:x="4.215cm" svg:y="5.492cm">
          <table:table table:template-name="default" table:use-first-row-styles="true" table:use-banding-rows-styles="true">
            <table:table-column table:style-name="co1"/>
            <table:table-column table:style-name="co2"/>
            <table:table-column table:style-name="co1"/>
            <table:table-column table:style-name="co2"/>
            <table:table-row table:style-name="ro1" table:default-cell-style-name="gray3">
              <table:table-cell>
                <text:p text:style-name="P13"><text:span text:style-name="T7">Atributos especiales</text:span></text:p>
              </table:table-cell>
              <table:table-cell>
                <text:p text:style-name="P13"><text:span text:style-name="T7">Usuario</text:span></text:p>
                <text:p text:style-name="P13"><text:span text:style-name="T7">U</text:span></text:p>
              </table:table-cell>
              <table:table-cell>
                <text:p text:style-name="P13"><text:span text:style-name="T7">Grupo</text:span></text:p>
                <text:p text:style-name="P13"><text:span text:style-name="T7">G</text:span></text:p>
              </table:table-cell>
              <table:table-cell>
                <text:p text:style-name="P13"><text:span text:style-name="T7">Otros</text:span></text:p>
                <text:p text:style-name="P13"><text:span text:style-name="T7">O</text:span></text:p>
              </table:table-cell>
            </table:table-row>
            <table:table-row table:style-name="ro1" table:default-cell-style-name="gray2">
              <table:table-cell/>
              <table:table-cell table:number-columns-spanned="3">
                <text:p text:style-name="P13"><text:span text:style-name="T7">Todos</text:span></text:p>
                <text:p text:style-name="P13"><text:span text:style-name="T7">A</text:span></text:p>
              </table:table-cell>
              <table:covered-table-cell/>
              <table:covered-table-cell/>
            </table:table-row>
            <table:table-row table:style-name="ro2" table:default-cell-style-name="gray1">
              <table:table-cell>
                <text:p text:style-name="P13"><text:span text:style-name="T7">sst</text:span></text:p>
              </table:table-cell>
              <table:table-cell>
                <text:p text:style-name="P13"><text:span text:style-name="T7">rwx</text:span></text:p>
              </table:table-cell>
              <table:table-cell>
                <text:p text:style-name="P13"><text:span text:style-name="T7">rwx</text:span></text:p>
              </table:table-cell>
              <table:table-cell>
                <text:p text:style-name="P13"><text:span text:style-name="T7">rwx</text:span></text:p>
              </table:table-cell>
            </table:table-row>
            <table:table-row table:style-name="ro2" table:default-cell-style-name="gray2">
              <table:table-cell>
                <text:p text:style-name="P13"><text:span text:style-name="T7">000</text:span></text:p>
              </table:table-cell>
              <table:table-cell>
                <text:p text:style-name="P13"><text:span text:style-name="T7">110</text:span></text:p>
              </table:table-cell>
              <table:table-cell>
                <text:p text:style-name="P13"><text:span text:style-name="T7">100</text:span></text:p>
              </table:table-cell>
              <table:table-cell>
                <text:p text:style-name="P13"><text:span text:style-name="T7">000</text:span></text:p>
              </table:table-cell>
            </table:table-row>
            <table:table-row table:style-name="ro2" table:default-cell-style-name="gray1">
              <table:table-cell>
                <text:p text:style-name="P13"><text:span text:style-name="T7">- - - </text:span></text:p>
              </table:table-cell>
              <table:table-cell>
                <text:p text:style-name="P13"><text:span text:style-name="T7">rw-</text:span></text:p>
              </table:table-cell>
              <table:table-cell>
                <text:p text:style-name="P13"><text:span text:style-name="T7">r- -</text:span></text:p>
              </table:table-cell>
              <table:table-cell>
                <text:p text:style-name="P13"><text:span text:style-name="T7">- - - </text:span></text:p>
              </table:table-cell>
            </table:table-row>
            <table:table-row table:style-name="ro3" table:default-cell-style-name="gray2">
              <table:table-cell>
                <text:p text:style-name="P13"><text:span text:style-name="T8">0</text:span></text:p>
              </table:table-cell>
              <table:table-cell>
                <text:p text:style-name="P13"><text:span text:style-name="T8">6</text:span></text:p>
              </table:table-cell>
              <table:table-cell>
                <text:p text:style-name="P13"><text:span text:style-name="T8">4</text:span></text:p>
              </table:table-cell>
              <table:table-cell>
                <text:p text:style-name="P13"><text:span text:style-name="T8">0</text:span></text:p>
              </table:table-cell>
            </table:table-row>
          </table:table>
          <draw:image xlink:href="Pictures/TablePreview1.svm" xlink:type="simple" xlink:show="embed" xlink:actuate="onLoad"/>
        </draw:frame>
        <presentation:notes draw:style-name="dp2">
          <draw:page-thumbnail draw:style-name="gr1" draw:layer="layout" svg:width="7.144cm" svg:height="9.525cm" svg:x="5.953cm" svg:y="1.931cm" draw:page-number="5"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6"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7"><text:span text:style-name="T1">Modificación de permisos:</text:span></text:p>
              </text:list-item>
            </text:list>
            <text:list text:style-name="L4">
              <text:list-item>
                <text:list>
                  <text:list-item>
                    <text:p text:style-name="P8"><text:span text:style-name="T1">Cuando se crea un directorio o un fichero se crean con unos permisos por defecto.</text:span></text:p>
                  </text:list-item>
                </text:list>
              </text:list-item>
            </text:list>
            <text:list text:style-name="L6">
              <text:list-item>
                <text:list>
                  <text:list-item>
                    <text:list>
                      <text:list-item>
                        <text:p text:style-name="P14"><text:span text:style-name="T1"><text:s/></text:span><text:span text:style-name="T1">rw-r--r-- </text:span><text:span text:style-name="T1"><text:tab/></text:span><text:span text:style-name="T1">(644) Para ficheros.</text:span></text:p>
                      </text:list-item>
                      <text:list-item>
                        <text:p text:style-name="P14"><text:span text:style-name="T1"><text:s/></text:span><text:span text:style-name="T1">rwxr-xr-x</text:span><text:span text:style-name="T1"><text:tab/></text:span><text:span text:style-name="T1">(755) Para directorios.</text:span></text:p>
                      </text:list-item>
                    </text:list>
                  </text:list-item>
                </text:list>
              </text:list-item>
            </text:list>
            <text:list text:style-name="L4">
              <text:list-item>
                <text:list>
                  <text:list-item>
                    <text:p text:style-name="P15"><text:span text:style-name="T1">Comando </text:span><text:span text:style-name="T6">chmod</text:span><text:span text:style-name="T1"> permite cambiar los permisos de los ficheros. Existen dos formas:</text:span></text:p>
                  </text:list-item>
                </text:list>
              </text:list-item>
            </text:list>
            <text:list text:style-name="L6">
              <text:list-item>
                <text:list>
                  <text:list-item>
                    <text:list>
                      <text:list-item>
                        <text:p text:style-name="P16"><text:span text:style-name="T1">Por medio de símbolos.</text:span></text:p>
                      </text:list-item>
                      <text:list-item>
                        <text:p text:style-name="P16"><text:span text:style-name="T1">Por medio del sistema octal.</text:span></text:p>
                      </text:list-item>
                    </text:list>
                  </text:list-item>
                </text:list>
              </text:list-item>
            </text:list>
            <text:list text:style-name="L7">
              <text:list-item>
                <text:list>
                  <text:list-item>
                    <text:list>
                      <text:list-header>
                        <text:p text:style-name="P17"><text:span text:style-name="T6"/></text:p>
                      </text:list-header>
                    </text:list>
                  </text:list-item>
                </text:list>
              </text:list-item>
            </text:list>
            <text:list text:style-name="L3">
              <text:list-header>
                <text:p text:style-name="P18"><text:span text:style-name="T6"/></text:p>
              </text:list-header>
            </text:list>
          </draw:text-box>
        </draw:frame>
        <presentation:notes draw:style-name="dp2">
          <draw:page-thumbnail draw:style-name="gr1" draw:layer="layout" svg:width="7.144cm" svg:height="9.525cm" svg:x="5.953cm" svg:y="1.931cm" draw:page-number="6"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7"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8"><text:span text:style-name="T4">Modificación de permisos por símbolos:</text:span></text:p>
              </text:list-item>
            </text:list>
            <text:list text:style-name="L4">
              <text:list-item>
                <text:list>
                  <text:list-item>
                    <text:p text:style-name="P19"><text:span text:style-name="T2"><text:s/></text:span><text:span text:style-name="T3">u</text:span><text:span text:style-name="T2">: para propietario.</text:span></text:p>
                  </text:list-item>
                  <text:list-item>
                    <text:p text:style-name="P19"><text:span text:style-name="T2"><text:s/></text:span><text:span text:style-name="T3">g</text:span><text:span text:style-name="T2">: para grupo del propietario.</text:span></text:p>
                  </text:list-item>
                  <text:list-item>
                    <text:p text:style-name="P19"><text:span text:style-name="T2"><text:s/></text:span><text:span text:style-name="T3">o</text:span><text:span text:style-name="T2">: para el resto del mundo (others)</text:span></text:p>
                  </text:list-item>
                  <text:list-item>
                    <text:p text:style-name="P19"><text:span text:style-name="T2"><text:s/></text:span><text:span text:style-name="T3">a</text:span><text:span text:style-name="T2">: para todos</text:span></text:p>
                  </text:list-item>
                  <text:list-item>
                    <text:p text:style-name="P19"><text:span text:style-name="T3">+</text:span><text:span text:style-name="T2">: añade permiso.</text:span></text:p>
                  </text:list-item>
                  <text:list-item>
                    <text:p text:style-name="P19"><text:span text:style-name="T3">-</text:span><text:span text:style-name="T2">: retira permiso.</text:span></text:p>
                  </text:list-item>
                  <text:list-item>
                    <text:p text:style-name="P19"><text:span text:style-name="T3">=</text:span><text:span text:style-name="T2">: permisos absolutos, ignora los ya existentes.</text:span></text:p>
                  </text:list-item>
                  <text:list-item>
                    <text:p text:style-name="P19"><text:span text:style-name="T2"><text:s/></text:span><text:span text:style-name="T3">r</text:span><text:span text:style-name="T2">: lectura.</text:span></text:p>
                  </text:list-item>
                  <text:list-item>
                    <text:p text:style-name="P19"><text:span text:style-name="T2"><text:s/></text:span><text:span text:style-name="T3">w</text:span><text:span text:style-name="T2">: escritura.</text:span></text:p>
                  </text:list-item>
                  <text:list-item>
                    <text:p text:style-name="P19"><text:span text:style-name="T2"><text:s/></text:span><text:span text:style-name="T3">x</text:span><text:span text:style-name="T2">: ejecución.</text:span></text:p>
                  </text:list-item>
                </text:list>
              </text:list-item>
            </text:list>
            <text:list text:style-name="L3">
              <text:list-header>
                <text:p text:style-name="P20"><text:span text:style-name="T2"/></text:p>
              </text:list-header>
            </text:list>
          </draw:text-box>
        </draw:frame>
        <presentation:notes draw:style-name="dp2">
          <draw:page-thumbnail draw:style-name="gr1" draw:layer="layout" svg:width="7.144cm" svg:height="9.525cm" svg:x="5.953cm" svg:y="1.931cm" draw:page-number="7"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8"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7"><text:span text:style-name="T1">Modificación de permisos por símbolos:</text:span></text:p>
              </text:list-item>
            </text:list>
            <text:list text:style-name="L4">
              <text:list-item>
                <text:list>
                  <text:list-item>
                    <text:p text:style-name="P8"><text:span text:style-name="T1"><text:s/></text:span><text:span text:style-name="T1">chmod u+x,g+wx,o+wx fich1.txt</text:span></text:p>
                  </text:list-item>
                  <text:list-item>
                    <text:p text:style-name="P8"><text:span text:style-name="T1"><text:s/></text:span><text:span text:style-name="T1">chmod ugo+rwx fich2.txt</text:span></text:p>
                  </text:list-item>
                  <text:list-item>
                    <text:p text:style-name="P8"><text:span text:style-name="T1"><text:s/></text:span><text:span text:style-name="T1">chmod u=rwx,g=x,o=x fich3.txt</text:span></text:p>
                  </text:list-item>
                  <text:list-item>
                    <text:p text:style-name="P8"><text:span text:style-name="T1">Chmod a-x fich1.txt</text:span></text:p>
                  </text:list-item>
                  <text:list-item>
                    <text:p text:style-name="P8"><text:span text:style-name="T1"><text:s/></text:span><text:span text:style-name="T1">chmod o=fich <text:s/>suprime todos los derechos</text:span></text:p>
                  </text:list-item>
                </text:list>
              </text:list-item>
            </text:list>
            <text:list text:style-name="L6">
              <text:list-item>
                <text:list>
                  <text:list-item>
                    <text:list>
                      <text:list-item>
                        <text:p text:style-name="P19"><text:span text:style-name="T1">Si queremos suprimir todos los derechos no especificaremos nada después de =</text:span></text:p>
                      </text:list-item>
                    </text:list>
                  </text:list-item>
                </text:list>
              </text:list-item>
            </text:list>
          </draw:text-box>
        </draw:frame>
        <presentation:notes draw:style-name="dp2">
          <draw:page-thumbnail draw:style-name="gr1" draw:layer="layout" svg:width="7.144cm" svg:height="9.525cm" svg:x="5.953cm" svg:y="1.931cm" draw:page-number="8"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9"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7"><text:span text:style-name="T1">Modificación de permisos por sist octal:</text:span></text:p>
              </text:list-item>
            </text:list>
            <text:list text:style-name="L4">
              <text:list-item>
                <text:list>
                  <text:list-item>
                    <text:p text:style-name="P8"><text:span text:style-name="T1"><text:s/></text:span><text:span text:style-name="T1">A cada permiso le asignaremos un valor en octal.</text:span></text:p>
                  </text:list-item>
                  <text:list-item>
                    <text:p text:style-name="P8"><text:span text:style-name="T1">chmod 644 fich1 </text:span></text:p>
                  </text:list-item>
                  <text:list-item>
                    <text:p text:style-name="P8"><text:span text:style-name="T1">400+200+40+4 = 644</text:span></text:p>
                  </text:list-item>
                  <text:list-item>
                    <text:p text:style-name="P8"><text:span text:style-name="T1">No permite modificar un único permiso.</text:span></text:p>
                  </text:list-item>
                </text:list>
              </text:list-item>
            </text:list>
          </draw:text-box>
        </draw:frame>
        <draw:g>
          <draw:g>
            <draw:custom-shape draw:style-name="gr3" draw:text-style-name="P22" draw:layer="layout" svg:width="2.989cm" svg:height="1.023cm" svg:x="7.1cm" svg:y="13.326cm">
              <text:list text:style-name="L1">
                <text:list-header>
                  <text:p text:style-name="P21"><text:span text:style-name="T1"><text:s/></text:span><text:span text:style-name="T1">usuari</text:span><text:span text:style-name="T1">o</text:span></text:p>
                </text:list-header>
              </text:list>
              <draw:enhanced-geometry svg:viewBox="0 0 21600 21600" draw:type="mso-spt202" draw:enhanced-path="M 0 0 L 21600 0 21600 21600 0 21600 0 0 Z N"/>
            </draw:custom-shape>
            <draw:custom-shape draw:style-name="gr4" draw:text-style-name="P22" draw:layer="layout" svg:width="2.39cm" svg:height="1.023cm" svg:x="10.901cm" svg:y="13.326cm">
              <text:list text:style-name="L1">
                <text:list-header>
                  <text:p text:style-name="P21"><text:span text:style-name="T1">grupo</text:span></text:p>
                </text:list-header>
              </text:list>
              <draw:enhanced-geometry svg:viewBox="0 0 21600 21600" draw:type="mso-spt202" draw:enhanced-path="M 0 0 L 21600 0 21600 21600 0 21600 0 0 Z N"/>
            </draw:custom-shape>
            <draw:custom-shape draw:style-name="gr5" draw:text-style-name="P22" draw:layer="layout" svg:width="2.192cm" svg:height="1.023cm" svg:x="14.702cm" svg:y="13.326cm">
              <text:list text:style-name="L1">
                <text:list-header>
                  <text:p text:style-name="P21"><text:span text:style-name="T1">otros</text:span></text:p>
                </text:list-header>
              </text:list>
              <draw:enhanced-geometry svg:viewBox="0 0 21600 21600" draw:type="mso-spt202" draw:enhanced-path="M 0 0 L 21600 0 21600 21600 0 21600 0 0 Z N"/>
            </draw:custom-shape>
            <draw:custom-shape draw:style-name="gr6" draw:text-style-name="P22" draw:layer="layout" svg:width="2.191cm" svg:height="1.023cm" svg:x="7.303cm" svg:y="14.252cm">
              <text:list text:style-name="L1">
                <text:list-header>
                  <text:p text:style-name="P21"><text:span text:style-name="T1"><text:s/></text:span><text:span text:style-name="T1">r w x</text:span></text:p>
                </text:list-header>
              </text:list>
              <draw:enhanced-geometry svg:viewBox="0 0 21600 21600" draw:type="mso-spt202" draw:enhanced-path="M 0 0 L 21600 0 21600 21600 0 21600 0 0 Z N"/>
            </draw:custom-shape>
            <draw:custom-shape draw:style-name="gr7" draw:text-style-name="P22" draw:layer="layout" svg:width="2.192cm" svg:height="1.023cm" svg:x="11.099cm" svg:y="14.252cm">
              <text:list text:style-name="L1">
                <text:list-header>
                  <text:p text:style-name="P21"><text:span text:style-name="T1"><text:s/></text:span><text:span text:style-name="T1">r w x</text:span></text:p>
                </text:list-header>
              </text:list>
              <draw:enhanced-geometry svg:viewBox="0 0 21600 21600" draw:type="mso-spt202" draw:enhanced-path="M 0 0 L 21600 0 21600 21600 0 21600 0 0 Z N"/>
            </draw:custom-shape>
            <draw:custom-shape draw:style-name="gr8" draw:text-style-name="P22" draw:layer="layout" svg:width="2.39cm" svg:height="1.023cm" svg:x="14.702cm" svg:y="14.252cm">
              <text:list text:style-name="L1">
                <text:list-header>
                  <text:p text:style-name="P21"><text:span text:style-name="T1"><text:s/></text:span><text:span text:style-name="T1">r w x</text:span></text:p>
                </text:list-header>
              </text:list>
              <draw:enhanced-geometry svg:viewBox="0 0 21600 21600" draw:type="mso-spt202" draw:enhanced-path="M 0 0 L 21600 0 21600 21600 0 21600 0 0 Z N"/>
            </draw:custom-shape>
            <draw:custom-shape draw:style-name="gr9" draw:text-style-name="P22" draw:layer="layout" svg:width="2.191cm" svg:height="1.023cm" svg:x="7.303cm" svg:y="14.865cm">
              <text:list text:style-name="L1">
                <text:list-header>
                  <text:p text:style-name="P21"><text:span text:style-name="T6"><text:s/></text:span><text:span text:style-name="T6">1 1 0</text:span></text:p>
                </text:list-header>
              </text:list>
              <draw:enhanced-geometry svg:viewBox="0 0 21600 21600" draw:type="mso-spt202" draw:enhanced-path="M 0 0 L 21600 0 21600 21600 0 21600 0 0 Z N"/>
            </draw:custom-shape>
            <draw:custom-shape draw:style-name="gr10" draw:text-style-name="P22" draw:layer="layout" svg:width="2.192cm" svg:height="1.023cm" svg:x="11.099cm" svg:y="14.865cm">
              <text:list text:style-name="L1">
                <text:list-header>
                  <text:p text:style-name="P21"><text:span text:style-name="T6"><text:s/></text:span><text:span text:style-name="T6">1 0 0</text:span></text:p>
                </text:list-header>
              </text:list>
              <draw:enhanced-geometry svg:viewBox="0 0 21600 21600" draw:type="mso-spt202" draw:enhanced-path="M 0 0 L 21600 0 21600 21600 0 21600 0 0 Z N"/>
            </draw:custom-shape>
            <draw:custom-shape draw:style-name="gr11" draw:text-style-name="P22" draw:layer="layout" svg:width="2.192cm" svg:height="1.023cm" svg:x="14.9cm" svg:y="14.865cm">
              <text:list text:style-name="L1">
                <text:list-header>
                  <text:p text:style-name="P21"><text:span text:style-name="T6"><text:s/></text:span><text:span text:style-name="T6">1 0 0</text:span></text:p>
                </text:list-header>
              </text:list>
              <draw:enhanced-geometry svg:viewBox="0 0 21600 21600" draw:type="mso-spt202" draw:enhanced-path="M 0 0 L 21600 0 21600 21600 0 21600 0 0 Z N"/>
            </draw:custom-shape>
          </draw:g>
          <draw:custom-shape draw:style-name="gr12" draw:text-style-name="P22" draw:layer="layout" svg:width="1.592cm" svg:height="1.023cm" svg:x="7.501cm" svg:y="16.1cm">
            <text:list text:style-name="L1">
              <text:list-header>
                <text:p text:style-name="P21"><text:span text:style-name="T6">6</text:span></text:p>
              </text:list-header>
            </text:list>
            <draw:enhanced-geometry svg:viewBox="0 0 21600 21600" draw:type="mso-spt202" draw:enhanced-path="M 0 0 L 21600 0 21600 21600 0 21600 0 0 Z N"/>
          </draw:custom-shape>
          <draw:custom-shape draw:style-name="gr13" draw:text-style-name="P22" draw:layer="layout" svg:width="1.592cm" svg:height="1.023cm" svg:x="11.302cm" svg:y="16.1cm">
            <text:list text:style-name="L1">
              <text:list-header>
                <text:p text:style-name="P21"><text:span text:style-name="T6">4</text:span></text:p>
              </text:list-header>
            </text:list>
            <draw:enhanced-geometry svg:viewBox="0 0 21600 21600" draw:type="mso-spt202" draw:enhanced-path="M 0 0 L 21600 0 21600 21600 0 21600 0 0 Z N"/>
          </draw:custom-shape>
          <draw:custom-shape draw:style-name="gr14" draw:text-style-name="P22" draw:layer="layout" svg:width="1.592cm" svg:height="1.023cm" svg:x="15.103cm" svg:y="16.1cm">
            <text:list text:style-name="L1">
              <text:list-header>
                <text:p text:style-name="P21"><text:span text:style-name="T6">4</text:span></text:p>
              </text:list-header>
            </text:list>
            <draw:enhanced-geometry svg:viewBox="0 0 21600 21600" draw:type="mso-spt202" draw:enhanced-path="M 0 0 L 21600 0 21600 21600 0 21600 0 0 Z N"/>
          </draw:custom-shape>
        </draw:g>
        <presentation:notes draw:style-name="dp2">
          <draw:page-thumbnail draw:style-name="gr1" draw:layer="layout" svg:width="7.144cm" svg:height="9.525cm" svg:x="5.953cm" svg:y="1.931cm" draw:page-number="9"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0"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11"><text:span text:style-name="T2">Cambio de propietario y grupo:</text:span></text:p>
              </text:list-item>
            </text:list>
            <text:list text:style-name="L4">
              <text:list-item>
                <text:list>
                  <text:list-item>
                    <text:p text:style-name="P23"><text:span text:style-name="T9">Para cambiar de propietario a un fichero o ficheros:</text:span></text:p>
                  </text:list-item>
                </text:list>
              </text:list-item>
            </text:list>
            <text:list text:style-name="L6">
              <text:list-item>
                <text:list>
                  <text:list-item>
                    <text:list>
                      <text:list-item>
                        <text:p text:style-name="P24"><text:span text:style-name="T10">chown</text:span><text:span text:style-name="T11"> usuario o UID fich1 [fich2 fcih3…]</text:span></text:p>
                      </text:list-item>
                    </text:list>
                  </text:list-item>
                </text:list>
              </text:list-item>
            </text:list>
            <text:list text:style-name="L4">
              <text:list-item>
                <text:list>
                  <text:list-item>
                    <text:p text:style-name="P23"><text:span text:style-name="T9">Para cambiar el grupo de un fichero o ficheros:</text:span></text:p>
                  </text:list-item>
                </text:list>
              </text:list-item>
            </text:list>
            <text:list text:style-name="L6">
              <text:list-item>
                <text:list>
                  <text:list-item>
                    <text:list>
                      <text:list-item>
                        <text:p text:style-name="P24"><text:span text:style-name="T11"><text:s/></text:span><text:span text:style-name="T10">chgrp</text:span><text:span text:style-name="T11"> grupo o GID fich1 [fich2 fich3 …..]</text:span></text:p>
                      </text:list-item>
                    </text:list>
                  </text:list-item>
                </text:list>
              </text:list-item>
            </text:list>
            <text:list text:style-name="L4">
              <text:list-item>
                <text:list>
                  <text:list-item>
                    <text:p text:style-name="P23"><text:span text:style-name="T9">No se modificaran los permisos para los ficheros ni su ubicación.</text:span></text:p>
                  </text:list-item>
                  <text:list-item>
                    <text:p text:style-name="P23"><text:span text:style-name="T9">El parámetro –R cambia la propiedad de forma recursiva.</text:span></text:p>
                  </text:list-item>
                  <text:list-item>
                    <text:p text:style-name="P23"><text:span text:style-name="T9"><text:s/></text:span><text:span text:style-name="T12">chown</text:span><text:span text:style-name="T9"> usuario:grupo fich1 [fich2 fich3 …]</text:span></text:p>
                  </text:list-item>
                  <text:list-item>
                    <text:p text:style-name="P23"><text:span text:style-name="T9"><text:s/></text:span><text:span text:style-name="T12">chown</text:span><text:span text:style-name="T9"> usuario.grupo fich1 [fich2 fich3 ….]</text:span></text:p>
                  </text:list-item>
                  <text:list-item>
                    <text:p text:style-name="P23"><text:span text:style-name="T9">Sólo root puede cambiar el propietario de un fichero, un usuario puede cambiar el grupo de un fichero si pertenece al nuevo grupo.</text:span></text:p>
                  </text:list-item>
                </text:list>
              </text:list-item>
            </text:list>
          </draw:text-box>
        </draw:frame>
        <presentation:notes draw:style-name="dp2">
          <draw:page-thumbnail draw:style-name="gr1" draw:layer="layout" svg:width="7.144cm" svg:height="9.525cm" svg:x="5.953cm" svg:y="1.931cm" draw:page-number="10"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1"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25"><text:span text:style-name="T6">Máscara de permisos:</text:span></text:p>
              </text:list-item>
            </text:list>
            <text:list text:style-name="L4">
              <text:list-item>
                <text:list>
                  <text:list-item>
                    <text:p text:style-name="P10"><text:span text:style-name="T1">Por defecto todo fichero y directorio creado se le asocian una serie de permisos por defecto:</text:span></text:p>
                  </text:list-item>
                </text:list>
              </text:list-item>
            </text:list>
            <text:list text:style-name="L6">
              <text:list-item>
                <text:list>
                  <text:list-item>
                    <text:list>
                      <text:list-item>
                        <text:p text:style-name="P26"><text:span text:style-name="T1">644 para ficheros </text:span><text:span text:style-name="T1"><text:tab/></text:span><text:span text:style-name="T1">755 para directorios</text:span></text:p>
                      </text:list-item>
                    </text:list>
                  </text:list-item>
                </text:list>
              </text:list-item>
            </text:list>
            <text:list text:style-name="L4">
              <text:list-item>
                <text:list>
                  <text:list-item>
                    <text:p text:style-name="P27"><text:span text:style-name="T1">Esta forma predefinida se puede cambiar de forma temporal mediante el comando </text:span><text:span text:style-name="T6">umask</text:span></text:p>
                  </text:list-item>
                  <text:list-item>
                    <text:p text:style-name="P27"><text:span text:style-name="T6">umask</text:span><text:span text:style-name="T1"> (abreviatura de </text:span><text:span text:style-name="T13">u</text:span><text:span text:style-name="T14">ser </text:span><text:span text:style-name="T13">mask</text:span><text:span text:style-name="T1">, máscara de usuario) establece los permisos por defecto para los nuevos archivos y directorios creados por el proceso actual.</text:span></text:p>
                  </text:list-item>
                  <text:list-item>
                    <text:p text:style-name="P27"><text:span text:style-name="T1">Visualizar mascara actual:</text:span></text:p>
                    <text:list>
                      <text:list-item>
                        <text:p><text:span text:style-name="T6">umask</text:span><text:span text:style-name="T1"><text:tab/></text:span><text:span text:style-name="T1"><text:tab/></text:span><text:span text:style-name="T1"><text:tab/></text:span><text:span text:style-name="T1">representación octal</text:span></text:p>
                      </text:list-item>
                      <text:list-item>
                        <text:p><text:span text:style-name="T6">umask</text:span><text:span text:style-name="T1"> -S representación simbólica</text:span></text:p>
                      </text:list-item>
                    </text:list>
                  </text:list-item>
                </text:list>
              </text:list-item>
            </text:list>
            <text:list text:style-name="L8">
              <text:list-item>
                <text:list>
                  <text:list-header>
                    <text:p text:style-name="P28"><text:span text:style-name="T1"/></text:p>
                  </text:list-header>
                </text:list>
              </text:list-item>
            </text:list>
          </draw:text-box>
        </draw:frame>
        <presentation:notes draw:style-name="dp2">
          <draw:page-thumbnail draw:style-name="gr1" draw:layer="layout" svg:width="7.144cm" svg:height="9.525cm" svg:x="5.953cm" svg:y="1.931cm" draw:page-number="11"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2"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5"><text:span text:style-name="T5">Máscara de permisos:</text:span></text:p>
              </text:list-item>
            </text:list>
            <text:list text:style-name="L4">
              <text:list-item>
                <text:list>
                  <text:list-item>
                    <text:p text:style-name="P29"><text:span text:style-name="T2"><text:s/></text:span><text:span text:style-name="T3">umask</text:span><text:span text:style-name="T2"><text:tab/></text:span><text:span text:style-name="T2"> 022</text:span><text:span text:style-name="T2"><text:tab/></text:span><text:span text:style-name="T2"><text:tab/></text:span><text:span text:style-name="T2"><text:tab/></text:span><text:span text:style-name="T2"><text:tab/></text:span><text:span text:style-name="T2">(- - - <text:s/>- w - <text:s/>- w -)</text:span></text:p>
                  </text:list-item>
                  <text:list-item>
                    <text:p text:style-name="P29"><text:span text:style-name="T2"><text:s/></text:span><text:span text:style-name="T3">umask</text:span><text:span text:style-name="T2"> u=rwx,g=rx,o=rx</text:span></text:p>
                  </text:list-item>
                  <text:list-item>
                    <text:p text:style-name="P30"><text:span text:style-name="T2"><text:s/></text:span><text:span text:style-name="T3">umask</text:span><text:span text:style-name="T2"> coge como parámetro un valor en octal del cual cada permiso individual será retirado de los derechos de acceso del fichero o directorio. Este cambio de mascara, finalizará cuando se cierre la sesión o se vuelva a cambiar con umask. Los permisos de los ficheros y directorios creados permanecerán. </text:span></text:p>
                  </text:list-item>
                  <text:list-item>
                    <text:p text:style-name="P30"><text:span text:style-name="T2">Por defecto se crean:</text:span></text:p>
                  </text:list-item>
                  <text:list-item>
                    <text:p text:style-name="P29"><text:span text:style-name="T2">Ficheros con permisos</text:span><text:span text:style-name="T2"><text:tab/></text:span><text:span text:style-name="T2"><text:tab/></text:span><text:span text:style-name="T2"><text:tab/></text:span><text:span text:style-name="T2"><text:tab/></text:span><text:span text:style-name="T2"><text:tab/></text:span><text:span text:style-name="T2"> <text:s text:c="5"/>666(r w - <text:s/>r w - r w -)</text:span></text:p>
                  </text:list-item>
                  <text:list-item>
                    <text:p text:style-name="P29"><text:span text:style-name="T2">Directorios con permisos</text:span><text:span text:style-name="T2"><text:tab/></text:span><text:span text:style-name="T2">777(r w x r w x r w x)</text:span></text:p>
                  </text:list-item>
                  <text:list-item>
                    <text:p text:style-name="P29"><text:span text:style-name="T2">Se aplica la máscara </text:span><text:span text:style-name="T2"><text:tab/></text:span><text:span text:style-name="T2"> </text:span><text:span text:style-name="T2"><text:tab/></text:span><text:span text:style-name="T2">022( - - <text:s/>- - w - - w <text:s/>-)</text:span></text:p>
                  </text:list-item>
                  <text:list-item>
                    <text:p text:style-name="P30"><text:span text:style-name="T2">La máscara se aplica al conjunto de ficheros.</text:span></text:p>
                  </text:list-item>
                  <text:list-item>
                    <text:p text:style-name="P30"><text:span text:style-name="T2">La máscara no modifica el los permisos de los ficheros existentes, solo a los creados a partir de ese momento.</text:span></text:p>
                  </text:list-item>
                </text:list>
              </text:list-item>
            </text:list>
            <text:list text:style-name="L8">
              <text:list-item>
                <text:list>
                  <text:list-header>
                    <text:p text:style-name="P31"><text:span text:style-name="T2"><text:s text:c="22"/></text:span></text:p>
                  </text:list-header>
                </text:list>
              </text:list-item>
            </text:list>
          </draw:text-box>
        </draw:frame>
        <presentation:notes draw:style-name="dp2">
          <draw:page-thumbnail draw:style-name="gr1" draw:layer="layout" svg:width="7.144cm" svg:height="9.525cm" svg:x="5.953cm" svg:y="1.931cm" draw:page-number="12"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3"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8"><text:span text:style-name="T5">Máscara de permisos:</text:span></text:p>
              </text:list-item>
            </text:list>
            <text:list text:style-name="L4">
              <text:list-item>
                <text:list>
                  <text:list-item>
                    <text:p text:style-name="P19"><text:span text:style-name="T2"><text:s/></text:span><text:span text:style-name="T2">Para un fichero:</text:span></text:p>
                  </text:list-item>
                </text:list>
              </text:list-item>
            </text:list>
            <text:list text:style-name="L6">
              <text:list-item>
                <text:list>
                  <text:list-item>
                    <text:list>
                      <text:list-item>
                        <text:p text:style-name="P32"><text:span text:style-name="T9"><text:s/></text:span><text:span text:style-name="T9">r w - <text:s/>r w - <text:s/>r w -</text:span><text:span text:style-name="T9"><text:tab/></text:span><text:span text:style-name="T9">(666)</text:span></text:p>
                      </text:list-item>
                      <text:list-item>
                        <text:p text:style-name="P32"><text:span text:style-name="T9"><text:s/></text:span><text:span text:style-name="T9">- <text:s/>- <text:s/>- <text:s/>- w - <text:s/>- w -</text:span><text:span text:style-name="T9"><text:tab/></text:span><text:span text:style-name="T9">(022)</text:span></text:p>
                      </text:list-item>
                      <text:list-item>
                        <text:p text:style-name="P32"><text:span text:style-name="T9"><text:s/></text:span><text:span text:style-name="T9">r w - <text:s/>r - - <text:s text:c="3"/>r - -</text:span><text:span text:style-name="T9"><text:tab/></text:span><text:span text:style-name="T9">(644)</text:span></text:p>
                      </text:list-item>
                    </text:list>
                  </text:list-item>
                </text:list>
              </text:list-item>
            </text:list>
            <text:list text:style-name="L4">
              <text:list-item>
                <text:list>
                  <text:list-item>
                    <text:p text:style-name="P16"><text:span text:style-name="T2">Para un directorio:</text:span></text:p>
                  </text:list-item>
                </text:list>
              </text:list-item>
            </text:list>
            <text:list text:style-name="L6">
              <text:list-item>
                <text:list>
                  <text:list-item>
                    <text:list>
                      <text:list-item>
                        <text:p text:style-name="P32"><text:span text:style-name="T9">r w x <text:s/>r w x <text:s/>r w x</text:span><text:span text:style-name="T9"><text:tab/></text:span><text:span text:style-name="T9">(777)</text:span></text:p>
                      </text:list-item>
                      <text:list-item>
                        <text:p text:style-name="P32"><text:span text:style-name="T9"><text:s/></text:span><text:span text:style-name="T9">- <text:s/>- <text:s/>- <text:s/>- w - <text:s/>- w -</text:span><text:span text:style-name="T9"><text:tab/></text:span><text:span text:style-name="T9">(022)</text:span></text:p>
                      </text:list-item>
                      <text:list-item>
                        <text:p text:style-name="P32"><text:span text:style-name="T9"><text:s/></text:span><text:span text:style-name="T9">r w x <text:s/>r - x <text:s text:c="3"/>r - x</text:span><text:span text:style-name="T9"><text:tab/></text:span><text:span text:style-name="T9">(755)</text:span></text:p>
                      </text:list-item>
                    </text:list>
                  </text:list-item>
                </text:list>
              </text:list-item>
            </text:list>
            <text:list text:style-name="L4">
              <text:list-item>
                <text:list>
                  <text:list-item>
                    <text:p text:style-name="P16"><text:span text:style-name="T2">No es </text:span><text:span text:style-name="T3">sustraer o restar</text:span><text:span text:style-name="T2"> sino </text:span><text:span text:style-name="T3">retirar</text:span></text:p>
                  </text:list-item>
                  <text:list-item>
                    <text:p text:style-name="P16"><text:span text:style-name="T3">Ejemplo:</text:span><text:span text:style-name="T2"> ¿qué ocurre si la máscara fuera 027?</text:span></text:p>
                  </text:list-item>
                </text:list>
              </text:list-item>
            </text:list>
          </draw:text-box>
        </draw:frame>
        <presentation:notes draw:style-name="dp2">
          <draw:page-thumbnail draw:style-name="gr1" draw:layer="layout" svg:width="7.144cm" svg:height="9.525cm" svg:x="5.953cm" svg:y="1.931cm" draw:page-number="13"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4"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7"><text:span text:style-name="T1">Permisos especiales </text:span><text:span text:style-name="T6">SUID(4000)</text:span><text:span text:style-name="T1">, </text:span><text:span text:style-name="T6">SGID (2000)</text:span><text:span text:style-name="T1">:</text:span></text:p>
              </text:list-item>
            </text:list>
            <text:list text:style-name="L4">
              <text:list-item>
                <text:list>
                  <text:list-item>
                    <text:p text:style-name="P8"><text:span text:style-name="T1">Es posible otorgar permisos especiales para ficheros ejecutables.</text:span></text:p>
                  </text:list-item>
                  <text:list-item>
                    <text:p text:style-name="P8"><text:span text:style-name="T1">Estos permisos de acceso extendidos aplicados a un fichero,binario, permiten sustituir los permisos otorgados al usuario que lo inició por los permisos del propietario o del grupo de pertenencia del comando.</text:span></text:p>
                  </text:list-item>
                  <text:list-item>
                    <text:p text:style-name="P8"><text:span text:style-name="T1">El permiso SUID otorgado a un fichero, hará <text:s/>que se ejecute con los permisos del propietario del fichero.</text:span></text:p>
                  </text:list-item>
                  <text:list-item>
                    <text:p text:style-name="P8"><text:span text:style-name="T1">El permiso SUID otorgado a directorio no tiene efecto.</text:span></text:p>
                  </text:list-item>
                  <text:list-item>
                    <text:p text:style-name="P8"><text:span text:style-name="T1">El permiso SGID otorgado a un fichero, hará que se ejecute con los permisos del grupo del propietario.</text:span></text:p>
                  </text:list-item>
                  <text:list-item>
                    <text:p text:style-name="P8"><text:span text:style-name="T1">El permiso SGID otorgado a un directorio, hará que todo contenido creado en el directorio heredará como grupo principal el del directorio y no el del grupo del usuario que lo creó.</text:span></text:p>
                  </text:list-item>
                </text:list>
              </text:list-item>
            </text:list>
          </draw:text-box>
        </draw:frame>
        <presentation:notes draw:style-name="dp2">
          <draw:page-thumbnail draw:style-name="gr1" draw:layer="layout" svg:width="7.144cm" svg:height="9.525cm" svg:x="5.953cm" svg:y="1.931cm" draw:page-number="14"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5"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5"><text:span text:style-name="T4">Permisos especiales SUID, SGID:</text:span></text:p>
              </text:list-item>
            </text:list>
            <text:list text:style-name="L4">
              <text:list-item>
                <text:list>
                  <text:list-item>
                    <text:p text:style-name="P3"><text:span text:style-name="T2">Ejemplo comando passwd</text:span></text:p>
                  </text:list-item>
                  <text:list-item>
                    <text:p text:style-name="P33"><text:span text:style-name="T11">usuario@debdelta:/$ ls -l /etc/passwd ó ls -l `which passwd`</text:span></text:p>
                  </text:list-item>
                  <text:list-item>
                    <text:p text:style-name="P33"><text:span text:style-name="T11">-rw-r--r-- 1 root root 1619 dic 17 19:32 /etc/passwd</text:span></text:p>
                  </text:list-item>
                  <text:list-item>
                    <text:p text:style-name="P33"><text:span text:style-name="T11">/etc/passwd pertenece a root, únicamente root puede escribir en él.</text:span></text:p>
                  </text:list-item>
                  <text:list-item>
                    <text:p text:style-name="P33"><text:span text:style-name="T11">usuario@debdelta:/$ ls -l /usr/bin/passwd</text:span></text:p>
                  </text:list-item>
                  <text:list-item>
                    <text:p text:style-name="P33"><text:span text:style-name="T11">-rw</text:span><text:span text:style-name="T15">s</text:span><text:span text:style-name="T11">r-xr-x 1 root root 34740 feb 15 <text:s/>2011 /usr/bin/passwd</text:span></text:p>
                  </text:list-item>
                  <text:list-item>
                    <text:p text:style-name="P33"><text:span text:style-name="T11">Lleva un nuevo permiso s, para los permisos del usuario root, que permite ejecutar con los permisos del propietario del fichero o su grupo de pertenencia a un usuario.</text:span></text:p>
                  </text:list-item>
                  <text:list-item>
                    <text:p text:style-name="P34"><text:span text:style-name="T11"><text:s/></text:span><text:span text:style-name="T11">chmod u+</text:span><text:span text:style-name="T10">s</text:span><text:span text:style-name="T11"> comando</text:span><text:span text:style-name="T11"><text:tab/></text:span><text:span text:style-name="T11">chmod </text:span><text:span text:style-name="T10">4</text:span><text:span text:style-name="T11">755 comando</text:span></text:p>
                  </text:list-item>
                  <text:list-item>
                    <text:p text:style-name="P34"><text:span text:style-name="T11"><text:s/></text:span><text:span text:style-name="T11">chmod g+</text:span><text:span text:style-name="T10">s</text:span><text:span text:style-name="T11"> comando</text:span><text:span text:style-name="T11"><text:tab/></text:span><text:span text:style-name="T11">chmod</text:span><text:span text:style-name="T10"> 2</text:span><text:span text:style-name="T11">755 comando</text:span></text:p>
                  </text:list-item>
                  <text:list-item>
                    <text:p text:style-name="P35"><text:span text:style-name="T11">Sólo el propietario o root pueden activar esta propiedad. La propiedad tiene sentido sólo si se han establecido los permisos de ejecución previamente, atributo x en el propietario o grupo). Si estos no están presentes se sustituye </text:span><text:span text:style-name="T10">s</text:span><text:span text:style-name="T11"> por</text:span><text:span text:style-name="T10"> S</text:span></text:p>
                  </text:list-item>
                </text:list>
              </text:list-item>
            </text:list>
            <text:list text:style-name="L8">
              <text:list-item>
                <text:list>
                  <text:list-header>
                    <text:p text:style-name="P36"><text:span text:style-name="T10"/></text:p>
                  </text:list-header>
                </text:list>
              </text:list-item>
            </text:list>
          </draw:text-box>
        </draw:frame>
        <presentation:notes draw:style-name="dp2">
          <draw:page-thumbnail draw:style-name="gr1" draw:layer="layout" svg:width="7.144cm" svg:height="9.525cm" svg:x="5.953cm" svg:y="1.931cm" draw:page-number="15"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6"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37"><text:span text:style-name="T16">Permisos especiales SUID, SGID:</text:span></text:p>
              </text:list-item>
            </text:list>
            <text:list text:style-name="L4">
              <text:list-item>
                <text:list>
                  <text:list-item>
                    <text:p text:style-name="P38"><text:span text:style-name="T17">Ejemplo:</text:span></text:p>
                  </text:list-item>
                </text:list>
              </text:list-item>
            </text:list>
            <text:list text:style-name="L6">
              <text:list-item>
                <text:list>
                  <text:list-item>
                    <text:list>
                      <text:list-header>
                        <text:p text:style-name="P11"><text:span text:style-name="T1">#include &lt;stdio.h&gt;</text:span></text:p>
                        <text:p text:style-name="P11"><text:span text:style-name="T1">#include &lt;unistd.h&gt;</text:span></text:p>
                        <text:p text:style-name="P11"><text:span text:style-name="T1">int main(){</text:span></text:p>
                      </text:list-header>
                    </text:list>
                  </text:list-item>
                </text:list>
              </text:list-item>
            </text:list>
            <text:list text:style-name="L9">
              <text:list-item>
                <text:list>
                  <text:list-item>
                    <text:list>
                      <text:list-item>
                        <text:list>
                          <text:list-item>
                            <text:p text:style-name="P23"><text:span text:style-name="T1">char a;</text:span></text:p>
                          </text:list-item>
                          <text:list-item>
                            <text:p text:style-name="P23"><text:span text:style-name="T1">printf("UID:%d,EUID: %d,GID:%d,EGID;%d\</text:span><text:span text:style-name="T1">n",getuid(),geteuid(),getgid(),getegid());</text:span></text:p>
                          </text:list-item>
                          <text:list-item>
                            <text:p text:style-name="P23"><text:span text:style-name="T1">scanf("%c",&amp;a);</text:span></text:p>
                          </text:list-item>
                        </text:list>
                      </text:list-item>
                    </text:list>
                  </text:list-item>
                </text:list>
              </text:list-item>
            </text:list>
            <text:list text:style-name="L6">
              <text:list-item>
                <text:list>
                  <text:list-item>
                    <text:list>
                      <text:list-header>
                        <text:p text:style-name="P11"><text:span text:style-name="T1">}</text:span></text:p>
                      </text:list-header>
                    </text:list>
                  </text:list-item>
                </text:list>
              </text:list-item>
            </text:list>
            <text:list text:style-name="L7">
              <text:list-item>
                <text:list>
                  <text:list-item>
                    <text:list>
                      <text:list-header>
                        <text:p text:style-name="P39"><text:span text:style-name="T1"/></text:p>
                      </text:list-header>
                    </text:list>
                  </text:list-item>
                </text:list>
              </text:list-item>
            </text:list>
          </draw:text-box>
        </draw:frame>
        <presentation:notes draw:style-name="dp2">
          <draw:page-thumbnail draw:style-name="gr1" draw:layer="layout" svg:width="7.144cm" svg:height="9.525cm" svg:x="5.953cm" svg:y="1.931cm" draw:page-number="16"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7"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5"><text:span text:style-name="T4">Permisos especiales SUID, SGID:</text:span></text:p>
              </text:list-item>
            </text:list>
            <text:list text:style-name="L4">
              <text:list-item>
                <text:list>
                  <text:list-item>
                    <text:p text:style-name="P33"><text:span text:style-name="T11">Como root, creamos el fichero testsuid.c y lo compilaremos.</text:span></text:p>
                  </text:list-item>
                </text:list>
              </text:list-item>
            </text:list>
            <text:list text:style-name="L6">
              <text:list-item>
                <text:list>
                  <text:list-item>
                    <text:list>
                      <text:list-item>
                        <text:p text:style-name="P40"><text:span text:style-name="T18">Instala paquete gcc.</text:span></text:p>
                      </text:list-item>
                      <text:list-item>
                        <text:p text:style-name="P40"><text:span text:style-name="T18"><text:s/></text:span><text:span text:style-name="T19">gcc</text:span><text:span text:style-name="T18"> –o testsuid <text:s/>testsuid.c</text:span></text:p>
                      </text:list-item>
                    </text:list>
                  </text:list-item>
                </text:list>
              </text:list-item>
            </text:list>
            <text:list text:style-name="L4">
              <text:list-item>
                <text:list>
                  <text:list-item>
                    <text:p text:style-name="P33"><text:span text:style-name="T11">Cambiamos sus permisos: </text:span><text:span text:style-name="T10">chmod</text:span><text:span text:style-name="T11"> u+s testsuid ó </text:span><text:span text:style-name="T10">chmod</text:span><text:span text:style-name="T11"> 4755 testsuid.</text:span></text:p>
                  </text:list-item>
                  <text:list-item>
                    <text:p text:style-name="P33"><text:span text:style-name="T11">Comprobamos sus permisos: </text:span><text:span text:style-name="T10">ls</text:span><text:span text:style-name="T11"> –l testsuid</text:span></text:p>
                  </text:list-item>
                  <text:list-item>
                    <text:p text:style-name="P33"><text:span text:style-name="T11">Cambiamos a otro usuario, </text:span><text:span text:style-name="T10">su</text:span><text:span text:style-name="T11"> – usuario</text:span></text:p>
                  </text:list-item>
                  <text:list-item>
                    <text:p text:style-name="P33"><text:span text:style-name="T11">Comprobamos los identificadores con </text:span><text:span text:style-name="T10">id</text:span><text:span text:style-name="T11">.</text:span></text:p>
                  </text:list-item>
                  <text:list-item>
                    <text:p text:style-name="P34"><text:span text:style-name="T11">Ejecutamos la aplicación ./testsuid &amp;</text:span><text:span text:style-name="T11"><text:tab/></text:span></text:p>
                  </text:list-item>
                </text:list>
              </text:list-item>
            </text:list>
            <text:list text:style-name="L6">
              <text:list-item>
                <text:list>
                  <text:list-item>
                    <text:list>
                      <text:list-item>
                        <text:p text:style-name="P41"><text:span text:style-name="T18">UID:1000, EUID:0</text:span><text:span text:style-name="T18"><text:tab/></text:span><text:span text:style-name="T18"> CTRL+Z Paramos</text:span></text:p>
                      </text:list-item>
                    </text:list>
                  </text:list-item>
                </text:list>
              </text:list-item>
            </text:list>
            <text:list text:style-name="L4">
              <text:list-item>
                <text:list>
                  <text:list-item>
                    <text:p text:style-name="P42"><text:span text:style-name="T11">La aplicación la ejecuta usuario con UID:1000 , </text:span><text:span text:style-name="T12">¡pero el usuario efectivo, es root !</text:span></text:p>
                  </text:list-item>
                  <text:list-item>
                    <text:p text:style-name="P42"><text:span text:style-name="T9"><text:s/></text:span><text:span text:style-name="T12">ps</text:span><text:span text:style-name="T9"> –p nºproceso –o pid,ruser,ruid,euser,euid,rgroup, rgid,egroup,egid,comm</text:span></text:p>
                  </text:list-item>
                </text:list>
              </text:list-item>
            </text:list>
          </draw:text-box>
        </draw:frame>
        <presentation:notes draw:style-name="dp2">
          <draw:page-thumbnail draw:style-name="gr1" draw:layer="layout" svg:width="7.144cm" svg:height="9.525cm" svg:x="5.953cm" svg:y="1.931cm" draw:page-number="17"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8"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43"><text:span text:style-name="T16">Permisos especiales SUID, SGID:</text:span></text:p>
              </text:list-item>
            </text:list>
            <text:list text:style-name="L4">
              <text:list-item>
                <text:list>
                  <text:list-item>
                    <text:p text:style-name="P44"><text:span text:style-name="T17">Ejemplo:</text:span></text:p>
                  </text:list-item>
                </text:list>
              </text:list-item>
            </text:list>
            <text:list text:style-name="L6">
              <text:list-item>
                <text:list>
                  <text:list-item>
                    <text:list>
                      <text:list-item>
                        <text:p text:style-name="P7"><text:span text:style-name="T20"><text:s/></text:span><text:span text:style-name="T20">Ejecutemos como usuario:</text:span></text:p>
                      </text:list-item>
                    </text:list>
                  </text:list-item>
                </text:list>
              </text:list-item>
            </text:list>
            <text:list text:style-name="L9">
              <text:list-item>
                <text:list>
                  <text:list-item>
                    <text:list>
                      <text:list-item>
                        <text:list>
                          <text:list-item>
                            <text:p text:style-name="P8"><text:span text:style-name="T5">find</text:span><text:span text:style-name="T4"> /etc 2&gt;error.txt</text:span></text:p>
                          </text:list-item>
                        </text:list>
                      </text:list-item>
                    </text:list>
                  </text:list-item>
                </text:list>
              </text:list-item>
            </text:list>
            <text:list text:style-name="L6">
              <text:list-item>
                <text:list>
                  <text:list-item>
                    <text:list>
                      <text:list-item>
                        <text:p text:style-name="P7"><text:span text:style-name="T20">Modifica los permisos pertinentes para que no se produzcan errores, posteriormente establece los permisos iniciales.</text:span></text:p>
                      </text:list-item>
                    </text:list>
                  </text:list-item>
                </text:list>
              </text:list-item>
            </text:list>
          </draw:text-box>
        </draw:frame>
        <presentation:notes draw:style-name="dp2">
          <draw:page-thumbnail draw:style-name="gr1" draw:layer="layout" svg:width="7.144cm" svg:height="9.525cm" svg:x="5.953cm" svg:y="1.931cm" draw:page-number="18"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9"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45"><text:span text:style-name="T17">Permisos especiales SUID, SGID:</text:span></text:p>
              </text:list-item>
            </text:list>
            <text:list text:style-name="L4">
              <text:list-item>
                <text:list>
                  <text:list-item>
                    <text:p text:style-name="P46"><text:span text:style-name="T20">Ejemplo:</text:span></text:p>
                  </text:list-item>
                </text:list>
              </text:list-item>
            </text:list>
            <text:list text:style-name="L6">
              <text:list-item>
                <text:list>
                  <text:list-item>
                    <text:list>
                      <text:list-item>
                        <text:p text:style-name="P5"><text:span text:style-name="T4"><text:s/></text:span><text:span text:style-name="T21">whereis</text:span><text:span text:style-name="T22"> find; </text:span><text:span text:style-name="T21">cd</text:span><text:span text:style-name="T22"> /usr/bin ;</text:span><text:span text:style-name="T21">ls</text:span><text:span text:style-name="T22"> –l find</text:span></text:p>
                      </text:list-item>
                      <text:list-item>
                        <text:p text:style-name="P5"><text:span text:style-name="T23">Ó ls -l $(</text:span><text:span text:style-name="T24">which</text:span><text:span text:style-name="T23"> find)</text:span></text:p>
                      </text:list-item>
                    </text:list>
                  </text:list-item>
                </text:list>
              </text:list-item>
            </text:list>
            <text:list text:style-name="L9">
              <text:list-item>
                <text:list>
                  <text:list-item>
                    <text:list>
                      <text:list-item>
                        <text:list>
                          <text:list-item>
                            <text:p text:style-name="P33"><text:span text:style-name="T2"><text:s/></text:span><text:span text:style-name="T25">--rwxr-xr-x 1 root root 136152 oct 26 <text:s/>2010 find</text:span></text:p>
                          </text:list-item>
                        </text:list>
                      </text:list-item>
                    </text:list>
                  </text:list-item>
                </text:list>
              </text:list-item>
            </text:list>
            <text:list text:style-name="L6">
              <text:list-item>
                <text:list>
                  <text:list-item>
                    <text:list>
                      <text:list-item>
                        <text:p text:style-name="P47"><text:span text:style-name="T23"><text:s/></text:span><text:span text:style-name="T24">find</text:span><text:span text:style-name="T23"> /etc 2&gt; error.txt</text:span></text:p>
                      </text:list-item>
                    </text:list>
                  </text:list-item>
                </text:list>
              </text:list-item>
            </text:list>
            <text:list text:style-name="L9">
              <text:list-item>
                <text:list>
                  <text:list-item>
                    <text:list>
                      <text:list-item>
                        <text:list>
                          <text:list-item>
                            <text:p text:style-name="P33"><text:span text:style-name="T25">Contendrá líneas de error debido a falta de permisos.</text:span></text:p>
                          </text:list-item>
                        </text:list>
                      </text:list-item>
                    </text:list>
                  </text:list-item>
                </text:list>
              </text:list-item>
            </text:list>
            <text:list text:style-name="L6">
              <text:list-item>
                <text:list>
                  <text:list-item>
                    <text:list>
                      <text:list-item>
                        <text:p text:style-name="P47"><text:span text:style-name="T23"><text:s/></text:span><text:span text:style-name="T24">su</text:span><text:span text:style-name="T23">; </text:span><text:span text:style-name="T24">chmod</text:span><text:span text:style-name="T23"> u+s /usr/bin/find</text:span></text:p>
                      </text:list-item>
                      <text:list-item>
                        <text:p text:style-name="P48"><text:span text:style-name="T23"><text:s/></text:span><text:span text:style-name="T24">ls</text:span><text:span text:style-name="T23"> -l /usr/bin/find</text:span><text:span text:style-name="T23"><text:tab/></text:span></text:p>
                      </text:list-item>
                      <text:list-item>
                        <text:p text:style-name="P42"><text:span text:style-name="T23">-rw</text:span><text:span text:style-name="T24">s</text:span><text:span text:style-name="T23">r-xr-x 1 root root 136152 oct 26 <text:s/>2010 /usr/bin/find</text:span></text:p>
                      </text:list-item>
                      <text:list-item>
                        <text:p text:style-name="P42"><text:span text:style-name="T23"><text:s/></text:span><text:span text:style-name="T24">su</text:span><text:span text:style-name="T23"> – usuario</text:span></text:p>
                      </text:list-item>
                      <text:list-item>
                        <text:p text:style-name="P42"><text:span text:style-name="T23"><text:s/></text:span><text:span text:style-name="T23">find /etc 2&gt;error1.txt <text:s/>Está vacío, no hay errores de acceso.</text:span></text:p>
                      </text:list-item>
                      <text:list-item>
                        <text:p text:style-name="P42"><text:span text:style-name="T23"><text:s/></text:span><text:span text:style-name="T24">su</text:span><text:span text:style-name="T23">; </text:span><text:span text:style-name="T24">chmod</text:span><text:span text:style-name="T23"> 755 /usr/bin/find volvemos a dejar las cosas igual que en el origen.</text:span></text:p>
                      </text:list-item>
                    </text:list>
                  </text:list-item>
                </text:list>
              </text:list-item>
            </text:list>
            <text:list text:style-name="L7">
              <text:list-item>
                <text:list>
                  <text:list-item>
                    <text:list>
                      <text:list-header>
                        <text:p text:style-name="P49"><text:span text:style-name="T23"/></text:p>
                      </text:list-header>
                    </text:list>
                  </text:list-item>
                </text:list>
              </text:list-item>
            </text:list>
            <text:list text:style-name="L10">
              <text:list-item>
                <text:list>
                  <text:list-item>
                    <text:list>
                      <text:list-item>
                        <text:list>
                          <text:list-header>
                            <text:p text:style-name="P50"><text:span text:style-name="T23"/></text:p>
                          </text:list-header>
                        </text:list>
                      </text:list-item>
                    </text:list>
                  </text:list-item>
                </text:list>
              </text:list-item>
            </text:list>
          </draw:text-box>
        </draw:frame>
        <presentation:notes draw:style-name="dp2">
          <draw:page-thumbnail draw:style-name="gr1" draw:layer="layout" svg:width="7.144cm" svg:height="9.525cm" svg:x="5.953cm" svg:y="1.931cm" draw:page-number="19"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0"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2.14cm" svg:y="5.028cm" presentation:class="outline" presentation:user-transformed="true">
          <draw:text-box>
            <text:list text:style-name="L2">
              <text:list-item>
                <text:p text:style-name="P43"><text:span text:style-name="T16">Permisos especiales SUID, SGID:</text:span></text:p>
              </text:list-item>
            </text:list>
            <text:list text:style-name="L4">
              <text:list-item>
                <text:list>
                  <text:list-item>
                    <text:p text:style-name="P8"><text:span text:style-name="T26">Para encontrar todos los ficheros con suid:</text:span></text:p>
                  </text:list-item>
                </text:list>
              </text:list-item>
            </text:list>
            <text:list text:style-name="L6">
              <text:list-item>
                <text:list>
                  <text:list-item>
                    <text:list>
                      <text:list-item>
                        <text:p text:style-name="P19"><text:span text:style-name="T26"><text:s/></text:span><text:span text:style-name="T26">find / -perm -u+s -ls</text:span></text:p>
                      </text:list-item>
                      <text:list-item>
                        <text:p text:style-name="P19"><text:span text:style-name="T26"><text:s/></text:span><text:span text:style-name="T26">find / -perm -4000 -ls</text:span></text:p>
                      </text:list-item>
                    </text:list>
                  </text:list-item>
                </text:list>
              </text:list-item>
            </text:list>
            <text:list text:style-name="L4">
              <text:list-item>
                <text:list>
                  <text:list-item>
                    <text:p text:style-name="P8"><text:span text:style-name="T26">Para encontrar todos los ficheros con sgid:</text:span></text:p>
                  </text:list-item>
                </text:list>
              </text:list-item>
            </text:list>
            <text:list text:style-name="L6">
              <text:list-item>
                <text:list>
                  <text:list-item>
                    <text:list>
                      <text:list-item>
                        <text:p text:style-name="P19"><text:span text:style-name="T26"><text:s/></text:span><text:span text:style-name="T26">find / -perm -g+s -ls</text:span></text:p>
                      </text:list-item>
                      <text:list-item>
                        <text:p text:style-name="P19"><text:span text:style-name="T26"><text:s/></text:span><text:span text:style-name="T26">find / -perm -2000 –ls</text:span></text:p>
                      </text:list-item>
                    </text:list>
                  </text:list-item>
                </text:list>
              </text:list-item>
            </text:list>
            <text:list text:style-name="L8">
              <text:list-item>
                <text:list>
                  <text:list-header>
                    <text:p text:style-name="P51"><text:span text:style-name="T26"/></text:p>
                  </text:list-header>
                </text:list>
              </text:list-item>
            </text:list>
            <text:list text:style-name="L10">
              <text:list-item>
                <text:list>
                  <text:list-item>
                    <text:list>
                      <text:list-item>
                        <text:list>
                          <text:list-header>
                            <text:p text:style-name="P52"><text:span text:style-name="T26"/></text:p>
                          </text:list-header>
                        </text:list>
                      </text:list-item>
                    </text:list>
                  </text:list-item>
                </text:list>
              </text:list-item>
            </text:list>
          </draw:text-box>
        </draw:frame>
        <presentation:notes draw:style-name="dp2">
          <draw:page-thumbnail draw:style-name="gr1" draw:layer="layout" svg:width="7.144cm" svg:height="9.525cm" svg:x="5.953cm" svg:y="1.931cm" draw:page-number="20"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1" draw:style-name="dp1" draw:master-page-name="Predeterminado" presentation:presentation-page-layout-name="AL1T1">
        <draw:frame presentation:style-name="pr1" draw:text-style-name="P2" draw:layer="layout" svg:width="22.86cm" svg:height="3.175cm" svg:x="1.27cm" svg:y="0.762cm" presentation:class="title" presentation:user-transformed="true">
          <draw:text-box>
            <text:list text:style-name="L1">
              <text:list-header>
                <text:p text:style-name="P1"><text:span text:style-name="T1">Permisos Ficheros</text:span></text:p>
              </text:list-header>
            </text:list>
          </draw:text-box>
        </draw:frame>
        <draw:frame presentation:style-name="pr2" draw:text-style-name="P2" draw:layer="layout" svg:width="22.86cm" svg:height="12.572cm" svg:x="1.27cm" svg:y="4.445cm" presentation:class="outline" presentation:user-transformed="true">
          <draw:text-box>
            <text:list text:style-name="L2">
              <text:list-item>
                <text:p text:style-name="P44"><text:span text:style-name="T17">Permisos especiales Sticky bit (1000):</text:span></text:p>
              </text:list-item>
            </text:list>
            <text:list text:style-name="L4">
              <text:list-item>
                <text:list>
                  <text:list-item>
                    <text:p text:style-name="P19"><text:span text:style-name="T2">Este bit asignado a fichero hace que el fichero esté permanentemente cargado en memoria.</text:span></text:p>
                  </text:list-item>
                  <text:list-item>
                    <text:p text:style-name="P19"><text:span text:style-name="T2">Este bit suele asignarse en directorios a los que todos los usuarios tienen acceso, y </text:span><text:span text:style-name="T3">permite evitar que un usuario pueda borrar ficheros/directorios de otro usuario dentro de ese directorio, ya que todos tienen permiso de escritura</text:span><text:span text:style-name="T2">. </text:span></text:p>
                  </text:list-item>
                  <text:list-item>
                    <text:p text:style-name="P19"><text:span text:style-name="T2"><text:s/></text:span><text:span text:style-name="T3">ls</text:span><text:span text:style-name="T2"> –ld ./tmp</text:span></text:p>
                  </text:list-item>
                </text:list>
              </text:list-item>
            </text:list>
            <text:list text:style-name="L6">
              <text:list-item>
                <text:list>
                  <text:list-item>
                    <text:list>
                      <text:list-item>
                        <text:p text:style-name="P53"><text:span text:style-name="T27">drwxrwxrwt 10 root root 4096 ene 13 19:24 ./tmp</text:span></text:p>
                      </text:list-item>
                    </text:list>
                  </text:list-item>
                </text:list>
              </text:list-item>
            </text:list>
            <text:list text:style-name="L4">
              <text:list-item>
                <text:list>
                  <text:list-item>
                    <text:p text:style-name="P19"><text:span text:style-name="T28"><text:s/></text:span><text:span text:style-name="T29">su</text:span><text:span text:style-name="T28">; </text:span><text:span text:style-name="T29">chmod</text:span><text:span text:style-name="T28"> 1777 /tmp ó </text:span><text:span text:style-name="T29">chmod</text:span><text:span text:style-name="T28"> o+t ./tmp</text:span></text:p>
                  </text:list-item>
                </text:list>
              </text:list-item>
            </text:list>
            <text:list text:style-name="L6">
              <text:list-item>
                <text:list>
                  <text:list-item>
                    <text:list>
                      <text:list-item>
                        <text:p text:style-name="P53"><text:span text:style-name="T27">drwxrwxrwt 10 root root 4096 ene 13 19:24 ./tmp</text:span></text:p>
                      </text:list-item>
                    </text:list>
                  </text:list-item>
                </text:list>
              </text:list-item>
            </text:list>
            <text:list text:style-name="L4">
              <text:list-item>
                <text:list>
                  <text:list-header>
                    <text:p text:style-name="P19"><text:span text:style-name="T2"/></text:p>
                  </text:list-header>
                </text:list>
              </text:list-item>
            </text:list>
            <text:list text:style-name="L10">
              <text:list-item>
                <text:list>
                  <text:list-item>
                    <text:list>
                      <text:list-item>
                        <text:list>
                          <text:list-header>
                            <text:p text:style-name="P52"><text:span text:style-name="T2"/></text:p>
                          </text:list-header>
                        </text:list>
                      </text:list-item>
                    </text:list>
                  </text:list-item>
                </text:list>
              </text:list-item>
            </text:list>
          </draw:text-box>
        </draw:frame>
        <presentation:notes draw:style-name="dp2">
          <draw:page-thumbnail draw:style-name="gr1" draw:layer="layout" svg:width="7.144cm" svg:height="9.525cm" svg:x="5.953cm" svg:y="1.931cm" draw:page-number="21" presentation:class="page"/>
          <draw:custom-shape draw:style-name="gr2" draw:text-style-name="P2" draw:layer="layout" svg:width="15.24cm" svg:height="11.43cm" svg:x="1.905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Arial3"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s" fo:country="ES" style:letter-kerning="true" style:font-name-asian="Arial3" style:font-family-asian="Arial" style:font-pitch-asian="variable" style:font-size-asian="12pt" style:language-asian="hi" style:country-asian="IN"/>
    </style:style>
    <style:style style:name="Título_20_de_20_la_20_tabla" style:display-name="Título de la tabla" style:family="graphic">
      <style:paragraph-properties fo:text-align="center" style:text-autospace="none"/>
      <style:text-properties fo:font-weight="bold" style:font-weight-asian="bold" style:font-weight-complex="bold"/>
    </style:style>
    <style:style style:name="Contenido_20_de_20_la_20_tabla" style:display-name="Contenido de la tabla" style:family="graphic">
      <style:paragraph-properties style:text-autospace="none"/>
    </style:style>
    <style:style style:name="Índice" style:family="graphic">
      <style:paragraph-properties style:text-autospace="none"/>
      <style:text-properties style:font-name-asian="Arial4" style:font-family-asian="Arial" style:font-family-generic-asian="swiss"/>
    </style:style>
    <style:style style:name="Leyenda"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Arial4" style:font-family-asian="Arial" style:font-family-generic-asian="swiss"/>
    </style:style>
    <style:style style:name="Cuerpo_20_de_20_texto" style:display-name="Cuerpo de texto"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font-name-asian="Microsoft YaHei" style:font-family-asian="'Microsoft YaHei'" style:font-family-generic-asian="system" style:font-pitch-asian="variable" style:font-size-asian="18pt" style:font-name-complex="Arial2"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edeterminado-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Predeterminad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fo:background-color="transparent" style:font-name-asian="Arial1" style:font-family-asian="Arial" style:font-family-generic-asian="swiss"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2.063cm" fo:margin-right="0cm" fo:margin-top="0.246cm" fo:margin-bottom="0cm" fo:line-height="100%" fo:text-align="start" fo:text-indent="-0.793cm" style:punctuation-wrap="hanging" style:line-break="strict"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211cm" fo:margin-bottom="0cm" fo:line-height="100%" fo:text-align="start" fo:text-indent="-0.635cm" style:punctuation-wrap="hanging" style:line-break="strict"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fo:background-color="transparent" style:font-name-asian="Arial1" style:font-family-asian="Arial" style:font-family-generic-asian="swiss"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normal" fo:background-color="transparent"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315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315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315cm" fo:min-width="0cm" fo:padding-top="0.13cm" fo:padding-bottom="0.13cm" fo:padding-left="0.25cm" fo:padding-right="0.25cm" fo:wrap-option="wrap" draw:shadow-color="#808080"/>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punctuation-wrap="hanging" style:line-break="strict" style:writing-mode="lr-tb"/>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language-asian="es" style:country-asian="ES"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2.851cm" svg:height="3.166cm" svg:x="1.269cm" svg:y="0.763cm" presentation:class="title" presentation:placeholder="true">
        <draw:text-box/>
      </draw:frame>
      <draw:frame presentation:style-name="Predeterminado-outline1" draw:layer="backgroundobjects" svg:width="22.851cm" svg:height="12.563cm" svg:x="1.269cm" svg:y="4.444cm" presentation:class="outline" presentation:placeholder="true">
        <draw:text-box/>
      </draw:frame>
      <draw:frame draw:style-name="Mgr3" draw:text-style-name="MP6" draw:layer="backgroundobjects" svg:width="5.918cm" svg:height="1.314cm" svg:x="1.27cm" svg:y="17.348cm" presentation:class="date-time">
        <draw:text-box>
          <text:list text:style-name="ML1">
            <text:list-header>
              <text:p text:style-name="MP5"><text:span text:style-name="MT2"><presentation:date-time/></text:span></text:p>
            </text:list-header>
          </text:list>
        </draw:text-box>
      </draw:frame>
      <draw:frame draw:style-name="Mgr4" draw:text-style-name="MP6" draw:layer="backgroundobjects" svg:width="8.035cm" svg:height="1.314cm" svg:x="8.677cm" svg:y="17.348cm" presentation:class="footer">
        <draw:text-box>
          <text:list text:style-name="ML1">
            <text:list-header>
              <text:p text:style-name="MP5"><text:span text:style-name="MT2"><presentation:footer/></text:span></text:p>
            </text:list-header>
          </text:list>
        </draw:text-box>
      </draw:frame>
      <draw:frame draw:style-name="Mgr5" draw:text-style-name="MP6" draw:layer="backgroundobjects" svg:width="5.918cm" svg:height="1.314cm" svg:x="18.203cm" svg:y="17.348cm" presentation:class="page-number">
        <draw:text-box>
          <text:list text:style-name="ML1">
            <text:list-header>
              <text:p text:style-name="MP5"><text:span text:style-name="MT2"><text:page-number>&lt;número&gt;</text:page-number></text:span></text:p>
            </text:list-header>
          </text:list>
        </draw:text-box>
      </draw:frame>
      <presentation:notes style:page-layout-name="PM0">
        <draw:rect draw:style-name="Mgr6" draw:text-style-name="MP7" draw:layer="backgroundobjects" svg:width="19.05cm" svg:height="25.4cm" svg:x="0cm" svg:y="0cm">
          <text:p/>
        </draw:rect>
        <draw:custom-shape draw:style-name="Mgr7"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terminado-title" draw:layer="backgroundobjects" svg:width="32.769cm" svg:height="34.696cm" svg:x="-32.774cm" svg:y="-32.769cm" presentation:class="page"/>
        <draw:frame presentation:style-name="Predeterminado-notes" draw:layer="backgroundobjects" svg:width="15.231cm" svg:height="11.421cm" svg:x="1.904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ermisos</dc:title>
    <meta:initial-creator>rafa</meta:initial-creator>
    <meta:creation-date>2013-01-10T18:46:31.362000000</meta:creation-date>
    <dc:date>2021-01-31T20:13:04.277495436</dc:date>
    <meta:editing-cycles>59</meta:editing-cycles>
    <meta:editing-duration>PT18H27M7S</meta:editing-duration>
    <meta:generator>LibreOffice/6.1.5.2$Linux_X86_64 LibreOffice_project/10$Build-2</meta:generator>
    <meta:document-statistic meta:object-count="118"/>
  </office:meta>
</office:document-meta>
</file>